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678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3543in"/>
    </style:style>
    <style:style style:name="co21" style:family="table-column">
      <style:table-column-properties fo:break-before="auto" style:column-width="0.3807in"/>
    </style:style>
    <style:style style:name="co22" style:family="table-column">
      <style:table-column-properties fo:break-before="auto" style:column-width="0.5535in"/>
    </style:style>
    <style:style style:name="co23" style:family="table-column">
      <style:table-column-properties fo:break-before="auto" style:column-width="0.6744in"/>
    </style:style>
    <style:style style:name="co24" style:family="table-column">
      <style:table-column-properties fo:break-before="auto" style:column-width="0.2854in"/>
    </style:style>
    <style:style style:name="co25" style:family="table-column">
      <style:table-column-properties fo:break-before="auto" style:column-width="0.4319in"/>
    </style:style>
    <style:style style:name="co26" style:family="table-column">
      <style:table-column-properties fo:break-before="auto" style:column-width="0.5189in"/>
    </style:style>
    <style:style style:name="co27" style:family="table-column">
      <style:table-column-properties fo:break-before="auto" style:column-width="0.6047in"/>
    </style:style>
    <style:style style:name="co28" style:family="table-column">
      <style:table-column-properties fo:break-before="auto" style:column-width="0.6398in"/>
    </style:style>
    <style:style style:name="co29" style:family="table-column">
      <style:table-column-properties fo:break-before="auto" style:column-width="0.4583in"/>
    </style:style>
    <style:style style:name="co30" style:family="table-column">
      <style:table-column-properties fo:break-before="auto" style:column-width="0.5362in"/>
    </style:style>
    <style:style style:name="co31" style:family="table-column">
      <style:table-column-properties fo:break-before="auto" style:column-width="0.5272in"/>
    </style:style>
    <style:style style:name="co32" style:family="table-column">
      <style:table-column-properties fo:break-before="auto" style:column-width="0.4929in"/>
    </style:style>
    <style:style style:name="co33" style:family="table-column">
      <style:table-column-properties fo:break-before="auto" style:column-width="0.3283in"/>
    </style:style>
    <style:style style:name="co34"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9">
      <style:table-cell-properties fo:border-bottom="0.0008in solid #000000" fo:border-left="none" fo:border-right="none" fo:border-top="none"/>
    </style:style>
    <style:style style:name="ce49"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8"/>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14"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2.7484in" svg:height="0.8567in" svg:x="2.6311in" svg:y="0in" draw:caption-point-x="-0.2402in" draw:caption-point-y="0.1831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1.1413in" svg:height="0.7012in" svg:x="2.6311in" svg:y="0in" draw:caption-point-x="-0.2402in" draw:caption-point-y="0.1831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3.1681in" svg:height="0.3902in" svg:x="2.6311in" svg:y="0in" draw:caption-point-x="-0.2402in" draw:caption-point-y="0.1831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3" office:value-type="string">
            <office:annotation draw:style-name="gr5" draw:text-style-name="P2" svg:width="3.3417in" svg:height="0.7012in" svg:x="2.6311in" svg:y="0in" draw:caption-point-x="-0.2402in" draw:caption-point-y="0.1831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3" office:value-type="string">
            <office:annotation draw:style-name="gr3" draw:text-style-name="P2" svg:width="2.5598in" svg:height="0.3902in" svg:x="2.6311in" svg:y="0in" draw:caption-point-x="-0.2402in" draw:caption-point-y="0.1831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3" office:value-type="string">
            <office:annotation draw:style-name="gr3" draw:text-style-name="P2" svg:width="2.1602in" svg:height="0.3902in" svg:x="2.6311in" svg:y="0in" draw:caption-point-x="-0.2402in" draw:caption-point-y="0.1831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3" office:value-type="string">
            <office:annotation draw:style-name="gr3" draw:text-style-name="P2" svg:width="2.0039in" svg:height="0.3902in" svg:x="2.6311in" svg:y="0in" draw:caption-point-x="-0.2402in" draw:caption-point-y="0.1831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3" office:value-type="string">
            <office:annotation draw:style-name="gr3" draw:text-style-name="P2" svg:width="1.7606in" svg:height="0.3902in" svg:x="2.6311in" svg:y="0in" draw:caption-point-x="-0.2402in" draw:caption-point-y="0.1831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0in" draw:caption-point-x="-0.2402in" draw:caption-point-y="0.1831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3" office:value-type="string">
            <office:annotation draw:style-name="gr3" draw:text-style-name="P2" svg:width="2.863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3" office:value-type="string">
            <office:annotation draw:style-name="gr3" draw:text-style-name="P2" svg:width="2.2465in" svg:height="0.3902in" svg:x="2.6311in" svg:y="0in" draw:caption-point-x="-0.2402in" draw:caption-point-y="0.1831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3" office:value-type="string">
            <office:annotation draw:style-name="gr3" draw:text-style-name="P2" svg:width="2.3161in" svg:height="0.3902in" svg:x="2.6311in" svg:y="0in" draw:caption-point-x="-0.2402in" draw:caption-point-y="0.1831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3" office:value-type="string">
            <office:annotation draw:style-name="gr2" draw:text-style-name="P2" svg:width="2.8614in" svg:height="0.2346in" svg:x="2.6311in" svg:y="0in" draw:caption-point-x="-0.2402in" draw:caption-point-y="0.1831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0in" draw:caption-point-x="-0.2402in" draw:caption-point-y="0.1831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3" office:value-type="string">
            <office:annotation draw:style-name="gr3" draw:text-style-name="P2" svg:width="2.5244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3" office:value-type="string">
            <office:annotation draw:style-name="gr3" draw:text-style-name="P2" svg:width="2.2984in" svg:height="0.3902in" svg:x="2.6311in" svg:y="0in" draw:caption-point-x="-0.2402in" draw:caption-point-y="0.1831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3" office:value-type="string">
            <office:annotation draw:style-name="gr3" draw:text-style-name="P2" svg:width="2.6374in" svg:height="0.3902in" svg:x="2.6311in" svg:y="0in" draw:caption-point-x="-0.2402in" draw:caption-point-y="0.1831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3" office:value-type="string">
            <office:annotation draw:style-name="gr3" draw:text-style-name="P2" svg:width="2.6894in" svg:height="0.3902in" svg:x="2.6311in" svg:y="0in" draw:caption-point-x="-0.2402in" draw:caption-point-y="0.1831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0in" draw:caption-point-x="-0.2402in" draw:caption-point-y="0.1831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3" office:value-type="string">
            <office:annotation draw:style-name="gr3" draw:text-style-name="P2" svg:width="2.8197in" svg:height="0.3902in" svg:x="2.6311in" svg:y="0in" draw:caption-point-x="-0.2402in" draw:caption-point-y="0.1831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3" office:value-type="string">
            <office:annotation draw:style-name="gr3" draw:text-style-name="P2" svg:width="2.4984in" svg:height="0.3902in" svg:x="2.6311in" svg:y="0in" draw:caption-point-x="-0.2402in" draw:caption-point-y="0.1831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3" office:value-type="string">
            <office:annotation draw:style-name="gr3" draw:text-style-name="P2" svg:width="2.5157in" svg:height="0.3902in" svg:x="2.6311in" svg:y="0in" draw:caption-point-x="-0.2402in" draw:caption-point-y="0.1831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3" office:value-type="string">
            <office:annotation draw:style-name="gr3" draw:text-style-name="P2" svg:width="2.0295in" svg:height="0.3902in" svg:x="2.6311in" svg:y="0in" draw:caption-point-x="-0.2402in" draw:caption-point-y="0.1831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0in" draw:caption-point-x="-0.2402in" draw:caption-point-y="0.1831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3" office:value-type="string">
            <office:annotation draw:style-name="gr3" draw:text-style-name="P2" svg:width="2.585in" svg:height="0.3902in" svg:x="2.6311in" svg:y="0.1791in" draw:caption-point-x="-0.2402in" draw:caption-point-y="0.1831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15]" office:value-type="float" office:value="6782.71953383483">
            <text:p>6782.72</text:p>
          </table:table-cell>
          <table:table-cell table:formula="of:=[.C115]*[.$O$115]"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572in" svg:y="0.1791in" draw:caption-point-x="-0.2402in" draw:caption-point-y="0.1831in">
              <dc:creator>AŠ</dc:creator>
              <dc:date>2011-06-27T00:00:00</dc:date>
              <text:p text:style-name="P2">% for next level cost increasement</text:p>
            </office:annotation>
            <text:p>0.6</text:p>
          </table:table-cell>
          <table:table-cell table:formula="of:=SHOURS(24) * 4" office:value-type="float" office:value="345600">
            <office:annotation draw:style-name="gr4" draw:text-style-name="P2" svg:width="1.1413in" svg:height="0.2346in" svg:x="12.461in" svg:y="0.1791in" draw:caption-point-x="-0.2402in" draw:caption-point-y="0.1831in">
              <dc:creator>AŠ</dc:creator>
              <dc:date>2011-06-27T00:00:00</dc:date>
              <text:p text:style-name="P2">cost multiplier</text:p>
            </office:annotation>
            <text:p>345600</text:p>
          </table:table-cell>
          <table:table-cell table:number-columns-repeated="1008"/>
        </table:table-row>
        <table:table-row table:style-name="ro1">
          <table:table-cell table:formula="of:=[.A115]" office:value-type="string" office:string-value="B Research Center">
            <text:p>B Research Center</text:p>
          </table:table-cell>
          <table:table-cell table:style-name="ce13" office:value-type="string">
            <office:annotation draw:style-name="gr3" draw:text-style-name="P2" svg:width="2.5591in" svg:height="0.3902in" svg:x="2.6311in" svg:y="0.3583in" draw:caption-point-x="-0.2402in" draw:caption-point-y="0.1831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15]" office:value-type="float" office:value="15034.8781353393">
            <text:p>15034.88</text:p>
          </table:table-cell>
          <table:table-cell table:formula="of:=[.C116]*[.$O$115]"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3" office:value-type="string">
            <office:annotation draw:style-name="gr3" draw:text-style-name="P2" svg:width="2.1421in" svg:height="0.3902in" svg:x="2.6311in" svg:y="0.5374in" draw:caption-point-x="-0.2402in" draw:caption-point-y="0.1831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15]" office:value-type="float" office:value="1575.5452506969">
            <text:p>1575.55</text:p>
          </table:table-cell>
          <table:table-cell table:formula="of:=[.C117]*[.$O$115]" office:value-type="float" office:value="945.327150418143">
            <text:p>945.3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5">
            <text:p>2.5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4" office:value-type="string">
            <office:annotation draw:style-name="gr4" draw:text-style-name="P2" svg:width="1.1413in" svg:height="0.3902in" svg:x="2.6311in" svg:y="0.7165in" draw:caption-point-x="-0.2402in" draw:caption-point-y="0.1831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0.8957in" draw:caption-point-x="-0.2402in" draw:caption-point-y="0.1831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8" draw:text-style-name="P2" svg:width="2.0094in" svg:height="1.1677in" svg:x="2.6311in" svg:y="0.8957in" draw:caption-point-x="-0.2402in" draw:caption-point-y="0.1831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572in" svg:y="0.8957in" draw:caption-point-x="-0.2402in" draw:caption-point-y="0.1831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0.8957in" draw:caption-point-x="-0.2402in" draw:caption-point-y="0.1831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3"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3"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3"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3" office:value-type="string">
            <office:annotation draw:style-name="gr3" draw:text-style-name="P2" svg:width="1.6012in" svg:height="0.3902in" svg:x="2.6311in" svg:y="0.8957in" draw:caption-point-x="-0.2402in" draw:caption-point-y="0.1831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3" office:value-type="string">
            <office:annotation draw:style-name="gr3" draw:text-style-name="P2" svg:width="1.5579in" svg:height="0.3902in" svg:x="2.6311in" svg:y="0.8957in" draw:caption-point-x="-0.2402in" draw:caption-point-y="0.1831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0.8957in" draw:caption-point-x="-0.2402in" draw:caption-point-y="0.1831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572in" svg:y="0.8957in" draw:caption-point-x="-0.2402in" draw:caption-point-y="0.1831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36]"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33:.M135];[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0.8957in" draw:caption-point-x="-0.2402in" draw:caption-point-y="0.1831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572in" svg:y="0.8957in" draw:caption-point-x="-0.2402in" draw:caption-point-y="0.1831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39]"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0.8957in" draw:caption-point-x="-0.2402in" draw:caption-point-y="0.1831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7]"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48]"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45:.M147];[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0.8957in" draw:caption-point-x="-0.2402in" draw:caption-point-y="0.1831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3" office:value-type="string">
            <office:annotation draw:style-name="gr7" draw:text-style-name="P2" svg:width="2.0988in" svg:height="0.8567in" svg:x="2.6311in" svg:y="0.8957in" draw:caption-point-x="-0.2402in" draw:caption-point-y="0.1831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0" office:value-type="float" office:value="4.84134049898511">
            <text:p>4.8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3" office:value-type="string">
            <office:annotation draw:style-name="gr9" draw:text-style-name="P2" svg:width="2.3594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4" office:value-type="string">
            <office:annotation draw:style-name="gr9" draw:text-style-name="P2" svg:width="2.7677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5]" office:value-type="string" office:string-value="T Fiery Melters">
            <text:p>T Fiery Melters</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6]" office:value-type="string" office:string-value="T Fiery Melters">
            <text:p>T Fiery Melters</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7]"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52:.M154];[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0.8957in" draw:caption-point-x="-0.2402in" draw:caption-point-y="0.1831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3" office:value-type="string">
            <office:annotation draw:style-name="gr2" draw:text-style-name="P2" svg:width="1.6969in" svg:height="0.2346in" svg:x="2.6311in" svg:y="0.8957in" draw:caption-point-x="-0.2402in" draw:caption-point-y="0.1831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61]" office:value-type="string" office:string-value="T Mex t2">
            <text:p>T Mex t2</text:p>
          </table:table-cell>
          <table:table-cell table:style-name="ce13" office:value-type="string">
            <office:annotation draw:style-name="gr2" draw:text-style-name="P2" svg:width="1.5055in" svg:height="0.2346in" svg:x="2.6311in" svg:y="0.8957in" draw:caption-point-x="-0.2402in" draw:caption-point-y="0.1831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162]" office:value-type="string" office:string-value="T Mex t2">
            <text:p>T Mex t2</text:p>
          </table:table-cell>
          <table:table-cell table:style-name="ce14" office:value-type="string">
            <office:annotation draw:style-name="gr2" draw:text-style-name="P2" svg:width="1.5228in" svg:height="0.2346in" svg:x="2.6311in" svg:y="0.8957in" draw:caption-point-x="-0.2402in" draw:caption-point-y="0.1831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63]"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64]"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61:.M163];[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0.8957in" draw:caption-point-x="-0.2402in" draw:caption-point-y="0.1831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51])"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51]" office:value-type="float" office:value="3">
            <text:p>3.0000</text:p>
          </table:table-cell>
          <table:table-cell table:number-columns-repeated="1011"/>
        </table:table-row>
        <table:table-row table:style-name="ro1" table:visibility="filter">
          <table:table-cell table:formula="of:=[.A167]" office:value-type="string" office:string-value="T SCond. Tech.">
            <text:p>T SCond. Tech.</text:p>
          </table:table-cell>
          <table:table-cell table:style-name="ce13" office:value-type="string">
            <office:annotation draw:style-name="gr9" draw:text-style-name="P2" svg:width="2.3594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3" office:value-type="string">
            <office:annotation draw:style-name="gr7" draw:text-style-name="P2" svg:width="2.698in" svg:height="0.8567in" svg:x="2.6311in" svg:y="0.8957in" draw:caption-point-x="-0.2402in" draw:caption-point-y="0.1831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69]" office:value-type="string" office:string-value="T SCond. Tech.">
            <text:p>T SCond. Tech.</text:p>
          </table:table-cell>
          <table:table-cell table:style-name="ce14" office:value-type="string">
            <office:annotation draw:style-name="gr9" draw:text-style-name="P2" svg:width="2.5591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70]"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71]" office:value-type="string" office:string-value="T SCond. Tech.">
            <text:p>T SCond. Tech.</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SCond. Tech.">
            <text:p>T SCond. Tech.</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3]"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68:.M17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0.8957in" draw:caption-point-x="-0.2402in" draw:caption-point-y="0.1831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76]" office:value-type="string" office:string-value="T Collector t2">
            <text:p>T Collector t2</text:p>
          </table:table-cell>
          <table:table-cell table:style-name="ce13" office:value-type="string">
            <office:annotation draw:style-name="gr2" draw:text-style-name="P2" svg:width="2.0358in" svg:height="0.2346in" svg:x="2.6311in" svg:y="0.8957in" draw:caption-point-x="-0.2402in" draw:caption-point-y="0.1831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77]" office:value-type="string" office:string-value="T Collector t2">
            <text:p>T Collector t2</text:p>
          </table:table-cell>
          <table:table-cell table:style-name="ce13" office:value-type="string">
            <office:annotation draw:style-name="gr2" draw:text-style-name="P2" svg:width="1.9835in" svg:height="0.2346in" svg:x="2.6311in" svg:y="0.8957in" draw:caption-point-x="-0.2402in" draw:caption-point-y="0.1831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78]" office:value-type="string" office:string-value="T Collector t2">
            <text:p>T Collector t2</text:p>
          </table:table-cell>
          <table:table-cell table:style-name="ce14" office:value-type="string">
            <office:annotation draw:style-name="gr2" draw:text-style-name="P2" svg:width="1.8531in" svg:height="0.2346in" svg:x="2.6311in" svg:y="0.8957in" draw:caption-point-x="-0.2402in" draw:caption-point-y="0.1831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7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80]"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77:.M17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0.8957in" draw:caption-point-x="-0.2402in" draw:caption-point-y="0.1831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83]" office:value-type="string" office:string-value="T Collector t3">
            <text:p>T Collector t3</text:p>
          </table:table-cell>
          <table:table-cell table:style-name="ce13"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184]" office:value-type="string" office:string-value="T Collector t3">
            <text:p>T Collector t3</text:p>
          </table:table-cell>
          <table:table-cell table:style-name="ce13"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185]" office:value-type="string" office:string-value="T Collector t3">
            <text:p>T Collector t3</text:p>
          </table:table-cell>
          <table:table-cell table:style-name="ce14"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18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187]"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84:.M18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90]" office:value-type="string" office:string-value="T Zetium Extraction">
            <text:p>T Zetium Extraction</text:p>
          </table:table-cell>
          <table:table-cell table:style-name="ce13"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191]" office:value-type="string" office:string-value="T Zetium Extraction">
            <text:p>T Zetium Extraction</text:p>
          </table:table-cell>
          <table:table-cell table:style-name="ce13" office:value-type="string">
            <office:annotation draw:style-name="gr4" draw:text-style-name="P2" svg:width="1.1413in" svg:height="0.3902in" svg:x="2.6311in" svg:y="0.8957in" draw:caption-point-x="-0.2402in" draw:caption-point-y="0.1831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94]"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0.8957in" draw:caption-point-x="-0.2402in" draw:caption-point-y="0.1831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51])"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7]" office:value-type="float" office:value="3">
            <text:p>3.0000</text:p>
          </table:table-cell>
          <table:table-cell table:number-columns-repeated="1011"/>
        </table:table-row>
        <table:table-row table:style-name="ro1" table:visibility="filter">
          <table:table-cell table:formula="of:=[.A197]" office:value-type="string" office:string-value="T Powd. Zet.">
            <text:p>T Powd. Zet.</text:p>
          </table:table-cell>
          <table:table-cell table:style-name="ce13" office:value-type="string">
            <office:annotation draw:style-name="gr9" draw:text-style-name="P2" svg:width="2.5417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98]" office:value-type="string" office:string-value="T Powd. Zet.">
            <text:p>T Powd. Zet.</text:p>
          </table:table-cell>
          <table:table-cell table:style-name="ce13" office:value-type="string">
            <office:annotation draw:style-name="gr9" draw:text-style-name="P2" svg:width="2.3941in" svg:height="0.5457in" svg:x="2.6311in" svg:y="0.8957in" draw:caption-point-x="-0.2402in" draw:caption-point-y="0.1831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99]" office:value-type="string" office:string-value="T Powd. Zet.">
            <text:p>T Powd. Zet.</text:p>
          </table:table-cell>
          <table:table-cell table:style-name="ce14" office:value-type="string">
            <office:annotation draw:style-name="gr7" draw:text-style-name="P2" svg:width="2.4114in" svg:height="0.8567in" svg:x="2.6311in" svg:y="0.8957in" draw:caption-point-x="-0.2402in" draw:caption-point-y="0.1831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0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01]" office:value-type="string" office:string-value="T Powd. Zet.">
            <text:p>T Powd. Zet.</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Powd. Zet.">
            <text:p>T Powd. Zet.</text:p>
          </table:table-cell>
          <table:table-cell table:style-name="ce13" office:value-type="string">
            <office:annotation draw:style-name="gr4" draw:text-style-name="P2" svg:width="1.1413in" svg:height="0.2346in" svg:x="2.6311in" svg:y="0.8957in" draw:caption-point-x="-0.2402in" draw:caption-point-y="0.1831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3]"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198:.M200];[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0.8957in" draw:caption-point-x="-0.2402in" draw:caption-point-y="0.1831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06]" office:value-type="string" office:string-value="T Zex t2">
            <text:p>T Zex t2</text:p>
          </table:table-cell>
          <table:table-cell table:style-name="ce13" office:value-type="string">
            <office:annotation draw:style-name="gr2" draw:text-style-name="P2" svg:width="2.2008in" svg:height="0.2346in" svg:x="2.6311in" svg:y="0.8957in" draw:caption-point-x="-0.2402in" draw:caption-point-y="0.1831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07]" office:value-type="string" office:string-value="T Zex t2">
            <text:p>T Zex t2</text:p>
          </table:table-cell>
          <table:table-cell table:style-name="ce13" office:value-type="string">
            <office:annotation draw:style-name="gr2" draw:text-style-name="P2" svg:width="2.0445in" svg:height="0.2346in" svg:x="2.6311in" svg:y="0.8957in" draw:caption-point-x="-0.2402in" draw:caption-point-y="0.1831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08]" office:value-type="string" office:string-value="T Zex t2">
            <text:p>T Zex t2</text:p>
          </table:table-cell>
          <table:table-cell table:style-name="ce14" office:value-type="string">
            <office:annotation draw:style-name="gr2" draw:text-style-name="P2" svg:width="1.8878in" svg:height="0.2346in" svg:x="2.6311in" svg:y="0.8957in" draw:caption-point-x="-0.2402in" draw:caption-point-y="0.1831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0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10]"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07:.M209];[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0.8957in" draw:caption-point-x="-0.2402in" draw:caption-point-y="0.1831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19]"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14:.M216];[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0.8957in" draw:caption-point-x="-0.2402in" draw:caption-point-y="0.1831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2]"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3]"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4]"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5]"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6]"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28]"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23:.M225];[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1]"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4]"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5]"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37]"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32:.M234];[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2]"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4]"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45]"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41:.M243];[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0]" office:value-type="float" office:value="1">
            <text:p>1.0000</text:p>
          </table:table-cell>
          <table:table-cell table:number-columns-repeated="1011"/>
        </table:table-row>
        <table:table-row table:style-name="ro1" table:visibility="filter">
          <table:table-cell table:formula="of:=[.A248]"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1]" office:value-type="float" office:value="1">
            <text:p>1.0000</text:p>
          </table:table-cell>
          <table:table-cell table:number-columns-repeated="1011"/>
        </table:table-row>
        <table:table-row table:style-name="ro1" table:visibility="filter">
          <table:table-cell table:formula="of:=[.A249]"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2]" office:value-type="float" office:value="1">
            <text:p>1.0000</text:p>
          </table:table-cell>
          <table:table-cell table:number-columns-repeated="1011"/>
        </table:table-row>
        <table:table-row table:style-name="ro1" table:visibility="filter">
          <table:table-cell table:formula="of:=[.A250]"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3]" office:value-type="float" office:value="1">
            <text:p>1.0000</text:p>
          </table:table-cell>
          <table:table-cell table:number-columns-repeated="1011"/>
        </table:table-row>
        <table:table-row table:style-name="ro1" table:visibility="filter">
          <table:table-cell table:formula="of:=[.A251]" office:value-type="string" office:string-value="T HV Charges">
            <text:p>T HV Charges</text:p>
          </table:table-cell>
          <table:table-cell table:style-name="ce14" office:value-type="string">
            <office:annotation draw:style-name="gr4" draw:text-style-name="P2" svg:width="1.1413in" svg:height="0.2346in" svg:x="2.6311in" svg:y="0.8957in" draw:caption-point-x="-0.2402in" draw:caption-point-y="0.1831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4]*2" office:value-type="float" office:value="2">
            <text:p>2.0000</text:p>
          </table:table-cell>
          <table:table-cell table:number-columns-repeated="1011"/>
        </table:table-row>
        <table:table-row table:style-name="ro1" table:visibility="filter">
          <table:table-cell table:formula="of:=[.A252]"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5]" office:value-type="float" office:value="0.00333333333333333">
            <text:p>0.0033</text:p>
          </table:table-cell>
          <table:table-cell table:number-columns-repeated="1011"/>
        </table:table-row>
        <table:table-row table:style-name="ro1" table:visibility="filter">
          <table:table-cell table:formula="of:=[.A253]"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49:.M251];[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0.8957in" draw:caption-point-x="-0.2402in" draw:caption-point-y="0.1831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56]"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6]" office:value-type="float" office:value="0.6">
            <text:p>0.6000</text:p>
          </table:table-cell>
          <table:table-cell table:number-columns-repeated="1011"/>
        </table:table-row>
        <table:table-row table:style-name="ro1" table:visibility="filter">
          <table:table-cell table:formula="of:=[.A257]"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7]" office:value-type="float" office:value="0.6">
            <text:p>0.6000</text:p>
          </table:table-cell>
          <table:table-cell table:number-columns-repeated="1011"/>
        </table:table-row>
        <table:table-row table:style-name="ro1" table:visibility="filter">
          <table:table-cell table:formula="of:=[.A258]"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8]" office:value-type="float" office:value="0.6">
            <text:p>0.6000</text:p>
          </table:table-cell>
          <table:table-cell table:number-columns-repeated="1011"/>
        </table:table-row>
        <table:table-row table:style-name="ro1" table:visibility="filter">
          <table:table-cell table:formula="of:=[.A259]" office:value-type="string" office:string-value="T Crane">
            <text:p>T Crane</text:p>
          </table:table-cell>
          <table:table-cell table:style-name="ce14" office:value-type="string">
            <text:p>scientists min</text:p>
          </table:table-cell>
          <table:table-cell table:number-matrix-columns-spanned="10" table:number-matrix-rows-spanned="1" table:formula="of:=[.C420:.L42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9]*[.M420]" office:value-type="float" office:value="0.002">
            <text:p>0.0020</text:p>
          </table:table-cell>
          <table:table-cell table:number-columns-repeated="1011"/>
        </table:table-row>
        <table:table-row table:style-name="ro1" table:visibility="filter">
          <table:table-cell table:formula="of:=[.A260]"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57:.M259];[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1.1413in" svg:height="0.3902in" svg:x="2.6311in" svg:y="0.8957in" draw:caption-point-x="-0.2402in" draw:caption-point-y="0.1831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visibility="filter">
          <table:table-cell table:formula="of:=[.A263]"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64]"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65]"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66]"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67]"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1.1413in" svg:height="0.3902in" svg:x="2.6311in" svg:y="0.8957in" draw:caption-point-x="-0.2402in" draw:caption-point-y="0.1831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70]"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2" table:formula="of:=[.M270]" office:value-type="float" office:value="3">
            <text:p>3.0000</text:p>
          </table:table-cell>
          <table:table-cell table:number-columns-repeated="1011"/>
        </table:table-row>
        <table:table-row table:style-name="ro1" table:visibility="filter">
          <table:table-cell table:formula="of:=[.A271]"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2" table:formula="of:=[.M271]" office:value-type="float" office:value="3">
            <text:p>3.0000</text:p>
          </table:table-cell>
          <table:table-cell table:number-columns-repeated="1011"/>
        </table:table-row>
        <table:table-row table:style-name="ro1" table:visibility="filter">
          <table:table-cell table:formula="of:=[.A272]"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2" table:formula="of:=[.M272]" office:value-type="float" office:value="3">
            <text:p>3.0000</text:p>
          </table:table-cell>
          <table:table-cell table:number-columns-repeated="1011"/>
        </table:table-row>
        <table:table-row table:style-name="ro1" table:visibility="filter">
          <table:table-cell table:formula="of:=[.A273]"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74]"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0.8957in" draw:caption-point-x="-0.2402in" draw:caption-point-y="0.1831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77]"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2" table:formula="of:=[.M277]" office:value-type="float" office:value="3">
            <text:p>3.0000</text:p>
          </table:table-cell>
          <table:table-cell table:number-columns-repeated="1011"/>
        </table:table-row>
        <table:table-row table:style-name="ro1" table:visibility="filter">
          <table:table-cell table:formula="of:=[.A278]"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2" table:formula="of:=[.M278]" office:value-type="float" office:value="3">
            <text:p>3.0000</text:p>
          </table:table-cell>
          <table:table-cell table:number-columns-repeated="1011"/>
        </table:table-row>
        <table:table-row table:style-name="ro1" table:visibility="filter">
          <table:table-cell table:formula="of:=[.A279]"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2" table:formula="of:=[.M279]" office:value-type="float" office:value="3">
            <text:p>3.0000</text:p>
          </table:table-cell>
          <table:table-cell table:number-columns-repeated="1011"/>
        </table:table-row>
        <table:table-row table:style-name="ro1" table:visibility="filter">
          <table:table-cell table:formula="of:=[.A28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1]"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0.8957in" draw:caption-point-x="-0.2402in" draw:caption-point-y="0.1831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84]"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visibility="filter">
          <table:table-cell table:formula="of:=[.A285]"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visibility="filter">
          <table:table-cell table:formula="of:=[.A286]"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visibility="filter">
          <table:table-cell table:formula="of:=[.A28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8]"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0.8957in" draw:caption-point-x="-0.2402in" draw:caption-point-y="0.1831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91]"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2" table:formula="of:=[.M291]" office:value-type="float" office:value="0.4">
            <text:p>0.4000</text:p>
          </table:table-cell>
          <table:table-cell table:number-columns-repeated="1011"/>
        </table:table-row>
        <table:table-row table:style-name="ro1" table:visibility="filter">
          <table:table-cell table:formula="of:=[.A292]"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2" table:formula="of:=[.M292]" office:value-type="float" office:value="0.4">
            <text:p>0.4000</text:p>
          </table:table-cell>
          <table:table-cell table:number-columns-repeated="1011"/>
        </table:table-row>
        <table:table-row table:style-name="ro1" table:visibility="filter">
          <table:table-cell table:formula="of:=[.A293]"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2" table:formula="of:=[.M293]" office:value-type="float" office:value="0.4">
            <text:p>0.4000</text:p>
          </table:table-cell>
          <table:table-cell table:number-columns-repeated="1011"/>
        </table:table-row>
        <table:table-row table:style-name="ro1" table:visibility="filter">
          <table:table-cell table:formula="of:=[.A294]"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295]"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3" office:value-type="string">
            <office:annotation draw:style-name="gr4" draw:text-style-name="P2" svg:width="1.1413in" svg:height="0.5457in" svg:x="2.6311in" svg:y="0.7165in" draw:caption-point-x="-0.2402in" draw:caption-point-y="0.3622in">
              <dc:creator>AŠ</dc:creator>
              <dc:date>2011-06-16T00:00:00</dc:date>
              <text:p text:style-name="P2"><text:span text:style-name="T1">Kainos pagal išgavimo greičius.</text:span></text:p>
            </office:annotation>
            <text:p>metal cost</text:p>
          </table:table-cell>
          <table:table-cell table:style-name="ce23"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0.7165in" draw:caption-point-x="-0.2402in" draw:caption-point-y="0.362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3" office:value-type="string">
            <text:p>energy cost</text:p>
          </table:table-cell>
          <table:table-cell table:style-name="ce23"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zetium cost</text:p>
          </table:table-cell>
          <table:table-cell table:style-name="ce23"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max players</text:p>
          </table:table-cell>
          <table:table-cell table:style-name="ce23"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7]"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12]"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07:.M309];[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6]"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7]"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9]"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21]"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16:.M318];[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6]"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8]"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30]"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25:.M327];[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572in" svg:y="0.8949in" draw:caption-point-x="-0.2402in" draw:caption-point-y="0.1839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0.8949in" draw:caption-point-x="-0.2402in" draw:caption-point-y="0.1839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0.8949in" draw:caption-point-x="-0.2402in" draw:caption-point-y="0.1839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572in" svg:y="0.8949in" draw:caption-point-x="-0.2402in" draw:caption-point-y="0.183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572in" svg:y="0.8949in" draw:caption-point-x="-0.2402in" draw:caption-point-y="0.183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0.8949in" draw:caption-point-x="-0.2402in" draw:caption-point-y="0.1839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0.8949in" draw:caption-point-x="-0.2402in" draw:caption-point-y="0.183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2.2354in" svg:height="0.9142in" svg:x="2.6311in" svg:y="0.8949in" draw:caption-point-x="-0.2402in" draw:caption-point-y="0.183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38]"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34:.M336];[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2]"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3]"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5]"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47]"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42:.M344];[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0]"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1]"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2]"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4]"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56]"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51:.M353];[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0.8949in" draw:caption-point-x="-0.2402in" draw:caption-point-y="0.1839in">
              <dc:creator>AŠ</dc:creator>
              <dc:date>2011-04-04T00:00:00</dc:date>
              <text:p text:style-name="P2"><text:span text:style-name="T1">1,5x Crow time</text:span></text:p>
            </office:annotation>
            <text:p>time</text:p>
          </table:table-cell>
          <table:table-cell table:style-name="ce23"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9]" office:value-type="string" office:string-value="T Jumper">
            <text:p>T Jumper</text:p>
          </table:table-cell>
          <table:table-cell table:style-name="ce13" office:value-type="string">
            <office:annotation draw:style-name="gr4" draw:text-style-name="P2" svg:width="1.1413in" svg:height="0.7012in" svg:x="2.6311in" svg:y="0.8949in" draw:caption-point-x="-0.2402in" draw:caption-point-y="0.183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0]"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1]"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2]" office:value-type="string" office:string-value="T Jumper">
            <text:p>T Jumper</text:p>
          </table:table-cell>
          <table:table-cell table:style-name="ce14" office:value-type="string">
            <office:annotation draw:style-name="gr4" draw:text-style-name="P2" svg:width="1.1413in" svg:height="0.3902in" svg:x="2.6311in" svg:y="0.8949in" draw:caption-point-x="-0.2402in" draw:caption-point-y="0.1839in">
              <dc:creator>AŠ</dc:creator>
              <dc:date>2011-04-04T00:00:00</dc:date>
              <text:p text:style-name="P2"><text:span text:style-name="T1">1,5x Crow scientists</text:span></text:p>
            </office:annotation>
            <text:p>scientists min</text:p>
          </table:table-cell>
          <table:table-cell table:style-name="ce23"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363]"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60:.M362];[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9]"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0]"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71]"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67:.M36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6]" office:value-type="float" office:value="1">
            <text:p>1.0000</text:p>
          </table:table-cell>
          <table:table-cell table:number-columns-repeated="1011"/>
        </table:table-row>
        <table:table-row table:style-name="ro1" table:visibility="filter">
          <table:table-cell table:formula="of:=[.A374]"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7]" office:value-type="float" office:value="1">
            <text:p>1.0000</text:p>
          </table:table-cell>
          <table:table-cell table:number-columns-repeated="1011"/>
        </table:table-row>
        <table:table-row table:style-name="ro1" table:visibility="filter">
          <table:table-cell table:formula="of:=[.A375]"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8]" office:value-type="float" office:value="1">
            <text:p>1.0000</text:p>
          </table:table-cell>
          <table:table-cell table:number-columns-repeated="1011"/>
        </table:table-row>
        <table:table-row table:style-name="ro1" table:visibility="filter">
          <table:table-cell table:formula="of:=[.A376]"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9]" office:value-type="float" office:value="1">
            <text:p>1.0000</text:p>
          </table:table-cell>
          <table:table-cell table:number-columns-repeated="1011"/>
        </table:table-row>
        <table:table-row table:style-name="ro1" table:visibility="filter">
          <table:table-cell table:formula="of:=[.A377]" office:value-type="string" office:string-value="T Ships Damage">
            <text:p>T Ships Damage</text:p>
          </table:table-cell>
          <table:table-cell table:style-name="ce14" office:value-type="string">
            <office:annotation draw:style-name="gr4" draw:text-style-name="P2" svg:width="1.1413in" svg:height="0.2346in" svg:x="2.6311in" svg:y="0.8949in" draw:caption-point-x="-0.2402in" draw:caption-point-y="0.1839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70]*2" office:value-type="float" office:value="2">
            <text:p>2.0000</text:p>
          </table:table-cell>
          <table:table-cell table:number-columns-repeated="1011"/>
        </table:table-row>
        <table:table-row table:style-name="ro1" table:visibility="filter">
          <table:table-cell table:formula="of:=[.A378]"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71]" office:value-type="float" office:value="0.00333333333333333">
            <text:p>0.0033</text:p>
          </table:table-cell>
          <table:table-cell table:number-columns-repeated="1011"/>
        </table:table-row>
        <table:table-row table:style-name="ro1" table:visibility="filter">
          <table:table-cell table:formula="of:=[.A379]"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75:.M377];[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0.8949in" draw:caption-point-x="-0.2402in" draw:caption-point-y="0.183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82]"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2" table:formula="of:=[.M382]" office:value-type="float" office:value="0.8">
            <text:p>0.8000</text:p>
          </table:table-cell>
          <table:table-cell table:number-columns-repeated="1011"/>
        </table:table-row>
        <table:table-row table:style-name="ro1" table:visibility="filter">
          <table:table-cell table:formula="of:=[.A383]"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2" table:formula="of:=[.M383]" office:value-type="float" office:value="0.8">
            <text:p>0.8000</text:p>
          </table:table-cell>
          <table:table-cell table:number-columns-repeated="1011"/>
        </table:table-row>
        <table:table-row table:style-name="ro1" table:visibility="filter">
          <table:table-cell table:formula="of:=[.A384]"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2" table:formula="of:=[.M384]" office:value-type="float" office:value="0.8">
            <text:p>0.8000</text:p>
          </table:table-cell>
          <table:table-cell table:number-columns-repeated="1011"/>
        </table:table-row>
        <table:table-row table:style-name="ro1" table:visibility="filter">
          <table:table-cell table:formula="of:=[.A385]"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386]"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83:.M385];[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9]"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0]"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1]"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94]"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390:.M39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9]" office:value-type="float" office:value="1">
            <text:p>1.0000</text:p>
          </table:table-cell>
          <table:table-cell table:number-columns-repeated="1011"/>
        </table:table-row>
        <table:table-row table:style-name="ro1" table:visibility="filter">
          <table:table-cell table:formula="of:=[.A397]"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0]" office:value-type="float" office:value="1">
            <text:p>1.0000</text:p>
          </table:table-cell>
          <table:table-cell table:number-columns-repeated="1011"/>
        </table:table-row>
        <table:table-row table:style-name="ro1" table:visibility="filter">
          <table:table-cell table:formula="of:=[.A398]"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1]" office:value-type="float" office:value="1">
            <text:p>1.0000</text:p>
          </table:table-cell>
          <table:table-cell table:number-columns-repeated="1011"/>
        </table:table-row>
        <table:table-row table:style-name="ro1" table:visibility="filter">
          <table:table-cell table:formula="of:=[.A399]"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2]" office:value-type="float" office:value="1">
            <text:p>1.0000</text:p>
          </table:table-cell>
          <table:table-cell table:number-columns-repeated="1011"/>
        </table:table-row>
        <table:table-row table:style-name="ro1" table:visibility="filter">
          <table:table-cell table:formula="of:=[.A400]" office:value-type="string" office:string-value="T Tanks Damage">
            <text:p>T Tanks Damage</text:p>
          </table:table-cell>
          <table:table-cell table:style-name="ce14" office:value-type="string">
            <office:annotation draw:style-name="gr4" draw:text-style-name="P2" svg:width="1.1413in" svg:height="0.2346in" svg:x="2.6311in" svg:y="0.8949in" draw:caption-point-x="-0.2402in" draw:caption-point-y="0.183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3]*2" office:value-type="float" office:value="2">
            <text:p>2.0000</text:p>
          </table:table-cell>
          <table:table-cell table:number-columns-repeated="1011"/>
        </table:table-row>
        <table:table-row table:style-name="ro1" table:visibility="filter">
          <table:table-cell table:formula="of:=[.A401]"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4]" office:value-type="float" office:value="0.00333333333333333">
            <text:p>0.0033</text:p>
          </table:table-cell>
          <table:table-cell table:number-columns-repeated="1011"/>
        </table:table-row>
        <table:table-row table:style-name="ro1" table:visibility="filter">
          <table:table-cell table:formula="of:=[.A402]"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398:.M400];[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11]"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06:.M408];[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9]/[.O414];[Units.R59]/[.O414];[Units.S59]/[.O414];[Units.T59]/[.O41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572in" svg:y="0.4839in" draw:caption-point-x="-0.2402in" draw:caption-point-y="0.5949in">
              <dc:creator>AŠ</dc:creator>
              <dc:date>2011-06-27T00:00:00</dc:date>
              <text:p text:style-name="P2">Divider for MDH tech coefs</text:p>
            </office:annotation>
            <text:p>3.5</text:p>
          </table:table-cell>
          <table:table-cell table:number-columns-repeated="1009"/>
        </table:table-row>
        <table:table-row table:style-name="ro1">
          <table:table-cell table:formula="of:=[.A414]"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18]"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17]"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14:.M4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0]"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15:.M417];[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3]"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4]"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5]"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7]"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29]"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24:.M426];[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33:.M435];[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draw:control table:end-cell-address="Main.L450" table:end-x="0.7673in" table:end-y="0.0791in" draw:z-index="1" draw:text-style-name="P1" svg:width="1.6693in" svg:height="0.2949in" svg:x="0.3386in" svg:y="0.1508in"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MDH</text:p>
          </table:table-cell>
          <table:covered-table-cell table:number-columns-repeated="3" table:style-name="ce26"/>
          <table:table-cell table:style-name="ce32" table:content-validation-name="val2" office:value-type="string" table:number-columns-spanned="4" table:number-rows-spanned="1">
            <text:p>scientists min</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Research Center</text:p>
          </table:table-cell>
          <table:covered-table-cell table:number-columns-repeated="3" table:style-name="ce15"/>
          <table:table-cell table:style-name="ce33" table:content-validation-name="val2" office:value-type="string" table:number-columns-spanned="4" table:number-rows-spanned="1">
            <text:p>max players</text:p>
          </table:table-cell>
          <table:covered-table-cell table:style-name="ce15"/>
          <table:covered-table-cell table:style-name="ce37"/>
          <table:covered-table-cell table:style-name="ce42"/>
          <table:table-cell table:style-name="ce38">
            <draw:control table:end-cell-address="Main.L452" table:end-x="0.872in" table:end-y="0.0602in" draw:z-index="2" draw:text-style-name="P1" svg:width="1.7469in" svg:height="0.2748in" svg:x="0.3657in" svg:y="0.1524in"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45]; [.B449];[.F449])" office:value-type="float" office:value="94285.7142857143">
            <text:p>94285.71</text:p>
          </table:table-cell>
          <table:table-cell table:style-name="ce20" office:value-type="float" office:value="0">
            <text:p>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0.00333333333333333">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53]" office:value-type="float" office:value="94285.7142857143">
            <text:p>94285.71</text:p>
          </table:table-cell>
          <table:table-cell table:style-name="ce27"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5" table:formula="of:=SFJOIN([.B454];[.C454];[.E454];[.H454];[.$L$453]) * IF([.$K$453] = &quot;level&quot;; [.A454]; 1)" office:value-type="float" office:value="314.285714285714">
            <text:p>314.2857</text:p>
          </table:table-cell>
          <table:table-cell table:style-name="ce45" table:formula="of:=IF([.$K$453]=1; [.$K454]*60; [.$K454]/60)" office:value-type="float" office:value="5.23809523809524">
            <text:p>5.2381</text:p>
          </table:table-cell>
          <table:table-cell table:style-name="ce49" table:formula="of:=IF([.$K$453]=1; [.$K454]*60*60; [.$K454]/60/60)" office:value-type="float" office:value="0.0873015873015873">
            <text:p>0.0873</text:p>
          </table:table-cell>
          <table:table-cell table:style-name="ce49" table:formula="of:=IF([.$K$453]=1; [.$K454]*60*60*24; [.$K454]/60/60/24)" office:value-type="float" office:value="0.00363756613756614">
            <text:p>0.0036</text:p>
          </table:table-cell>
          <table:table-cell table:number-columns-repeated="1010"/>
        </table:table-row>
        <table:table-row table:style-name="ro1">
          <table:table-cell table:style-name="ce10" office:value-type="string">
            <text:p>2</text:p>
          </table:table-cell>
          <table:table-cell table:formula="of:=[.$B$453]" office:value-type="float" office:value="94285.7142857143">
            <text:p>94285.71</text:p>
          </table:table-cell>
          <table:table-cell table:style-name="ce27" table:formula="of:=SFLINEAR([.$A455]; [.$C$453]; [.$D$453])" office:value-type="float" office:value="0">
            <text:p>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5" table:formula="of:=SFJOIN([.B455];[.C455];[.E455];[.H455];[.$L$453]) * IF([.$K$453] = &quot;level&quot;; [.A455]; 1)" office:value-type="float" office:value="314.285714285714">
            <text:p>314.2857</text:p>
          </table:table-cell>
          <table:table-cell table:style-name="ce45" table:formula="of:=IF([.$K$453]=1; [.$K455]*60; [.$K455]/60)" office:value-type="float" office:value="5.23809523809524">
            <text:p>5.2381</text:p>
          </table:table-cell>
          <table:table-cell table:style-name="ce49" table:formula="of:=IF([.$K$453]=1; [.$K455]*60*60; [.$K455]/60/60)" office:value-type="float" office:value="0.0873015873015873">
            <text:p>0.0873</text:p>
          </table:table-cell>
          <table:table-cell table:style-name="ce49" table:formula="of:=IF([.$K$453]=1; [.$K455]*60*60*24; [.$K455]/60/60/24)" office:value-type="float" office:value="0.00363756613756614">
            <text:p>0.0036</text:p>
          </table:table-cell>
          <table:table-cell table:formula="of:=[.K455]/[.K454]" office:value-type="float" office:value="1">
            <text:p>1</text:p>
          </table:table-cell>
          <table:table-cell table:number-columns-repeated="1009"/>
        </table:table-row>
        <table:table-row table:style-name="ro1">
          <table:table-cell table:style-name="ce10" office:value-type="string">
            <text:p>3</text:p>
          </table:table-cell>
          <table:table-cell table:formula="of:=[.$B$453]" office:value-type="float" office:value="94285.7142857143">
            <text:p>94285.71</text:p>
          </table:table-cell>
          <table:table-cell table:style-name="ce27" table:formula="of:=SFLINEAR([.$A456]; [.$C$453]; [.$D$453])" office:value-type="float" office:value="0">
            <text:p>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5" table:formula="of:=SFJOIN([.B456];[.C456];[.E456];[.H456];[.$L$453]) * IF([.$K$453] = &quot;level&quot;; [.A456]; 1)" office:value-type="float" office:value="314.285714285714">
            <text:p>314.2857</text:p>
          </table:table-cell>
          <table:table-cell table:style-name="ce45" table:formula="of:=IF([.$K$453]=1; [.$K456]*60; [.$K456]/60)" office:value-type="float" office:value="5.23809523809524">
            <text:p>5.2381</text:p>
          </table:table-cell>
          <table:table-cell table:style-name="ce49" table:formula="of:=IF([.$K$453]=1; [.$K456]*60*60; [.$K456]/60/60)" office:value-type="float" office:value="0.0873015873015873">
            <text:p>0.0873</text:p>
          </table:table-cell>
          <table:table-cell table:style-name="ce49" table:formula="of:=IF([.$K$453]=1; [.$K456]*60*60*24; [.$K456]/60/60/24)" office:value-type="float" office:value="0.00363756613756614">
            <text:p>0.0036</text:p>
          </table:table-cell>
          <table:table-cell table:formula="of:=[.K456]/[.K455]" office:value-type="float" office:value="1">
            <text:p>1</text:p>
          </table:table-cell>
          <table:table-cell table:number-columns-repeated="1009"/>
        </table:table-row>
        <table:table-row table:style-name="ro1">
          <table:table-cell table:style-name="ce10" office:value-type="string">
            <text:p>4</text:p>
          </table:table-cell>
          <table:table-cell table:formula="of:=[.$B$453]" office:value-type="float" office:value="94285.7142857143">
            <text:p>94285.71</text:p>
          </table:table-cell>
          <table:table-cell table:style-name="ce27" table:formula="of:=SFLINEAR([.$A457]; [.$C$453]; [.$D$453])" office:value-type="float" office:value="0">
            <text:p>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5" table:formula="of:=SFJOIN([.B457];[.C457];[.E457];[.H457];[.$L$453]) * IF([.$K$453] = &quot;level&quot;; [.A457]; 1)" office:value-type="float" office:value="314.285714285714">
            <text:p>314.2857</text:p>
          </table:table-cell>
          <table:table-cell table:style-name="ce45" table:formula="of:=IF([.$K$453]=1; [.$K457]*60; [.$K457]/60)" office:value-type="float" office:value="5.23809523809524">
            <text:p>5.2381</text:p>
          </table:table-cell>
          <table:table-cell table:style-name="ce49" table:formula="of:=IF([.$K$453]=1; [.$K457]*60*60; [.$K457]/60/60)" office:value-type="float" office:value="0.0873015873015873">
            <text:p>0.0873</text:p>
          </table:table-cell>
          <table:table-cell table:style-name="ce49" table:formula="of:=IF([.$K$453]=1; [.$K457]*60*60*24; [.$K457]/60/60/24)" office:value-type="float" office:value="0.00363756613756614">
            <text:p>0.0036</text:p>
          </table:table-cell>
          <table:table-cell table:formula="of:=[.K457]/[.K456]" office:value-type="float" office:value="1">
            <text:p>1</text:p>
          </table:table-cell>
          <table:table-cell table:number-columns-repeated="1009"/>
        </table:table-row>
        <table:table-row table:style-name="ro1">
          <table:table-cell table:style-name="ce10" office:value-type="string">
            <text:p>5</text:p>
          </table:table-cell>
          <table:table-cell table:formula="of:=[.$B$453]" office:value-type="float" office:value="94285.7142857143">
            <text:p>94285.71</text:p>
          </table:table-cell>
          <table:table-cell table:style-name="ce27" table:formula="of:=SFLINEAR([.$A458]; [.$C$453]; [.$D$453])" office:value-type="float" office:value="0">
            <text:p>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5" table:formula="of:=SFJOIN([.B458];[.C458];[.E458];[.H458];[.$L$453]) * IF([.$K$453] = &quot;level&quot;; [.A458]; 1)" office:value-type="float" office:value="314.285714285714">
            <text:p>314.2857</text:p>
          </table:table-cell>
          <table:table-cell table:style-name="ce45" table:formula="of:=IF([.$K$453]=1; [.$K458]*60; [.$K458]/60)" office:value-type="float" office:value="5.23809523809524">
            <text:p>5.2381</text:p>
          </table:table-cell>
          <table:table-cell table:style-name="ce49" table:formula="of:=IF([.$K$453]=1; [.$K458]*60*60; [.$K458]/60/60)" office:value-type="float" office:value="0.0873015873015873">
            <text:p>0.0873</text:p>
          </table:table-cell>
          <table:table-cell table:style-name="ce49" table:formula="of:=IF([.$K$453]=1; [.$K458]*60*60*24; [.$K458]/60/60/24)" office:value-type="float" office:value="0.00363756613756614">
            <text:p>0.0036</text:p>
          </table:table-cell>
          <table:table-cell table:formula="of:=[.K458]/[.K457]" office:value-type="float" office:value="1">
            <text:p>1</text:p>
          </table:table-cell>
          <table:table-cell table:number-columns-repeated="1009"/>
        </table:table-row>
        <table:table-row table:style-name="ro1">
          <table:table-cell table:style-name="ce10" office:value-type="string">
            <text:p>6</text:p>
          </table:table-cell>
          <table:table-cell table:formula="of:=[.$B$453]" office:value-type="float" office:value="94285.7142857143">
            <text:p>94285.71</text:p>
          </table:table-cell>
          <table:table-cell table:style-name="ce27" table:formula="of:=SFLINEAR([.$A459]; [.$C$453]; [.$D$453])" office:value-type="float" office:value="0">
            <text:p>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5" table:formula="of:=SFJOIN([.B459];[.C459];[.E459];[.H459];[.$L$453]) * IF([.$K$453] = &quot;level&quot;; [.A459]; 1)" office:value-type="float" office:value="314.285714285714">
            <text:p>314.2857</text:p>
          </table:table-cell>
          <table:table-cell table:style-name="ce45" table:formula="of:=IF([.$K$453]=1; [.$K459]*60; [.$K459]/60)" office:value-type="float" office:value="5.23809523809524">
            <text:p>5.2381</text:p>
          </table:table-cell>
          <table:table-cell table:style-name="ce49" table:formula="of:=IF([.$K$453]=1; [.$K459]*60*60; [.$K459]/60/60)" office:value-type="float" office:value="0.0873015873015873">
            <text:p>0.0873</text:p>
          </table:table-cell>
          <table:table-cell table:style-name="ce49" table:formula="of:=IF([.$K$453]=1; [.$K459]*60*60*24; [.$K459]/60/60/24)" office:value-type="float" office:value="0.00363756613756614">
            <text:p>0.0036</text:p>
          </table:table-cell>
          <table:table-cell table:formula="of:=[.K459]/[.K458]" office:value-type="float" office:value="1">
            <text:p>1</text:p>
          </table:table-cell>
          <table:table-cell table:number-columns-repeated="1009"/>
        </table:table-row>
        <table:table-row table:style-name="ro1">
          <table:table-cell table:style-name="ce10" office:value-type="string">
            <text:p>7</text:p>
          </table:table-cell>
          <table:table-cell table:formula="of:=[.$B$453]" office:value-type="float" office:value="94285.7142857143">
            <text:p>94285.71</text:p>
          </table:table-cell>
          <table:table-cell table:style-name="ce27" table:formula="of:=SFLINEAR([.$A460]; [.$C$453]; [.$D$453])" office:value-type="float" office:value="0">
            <text:p>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5" table:formula="of:=SFJOIN([.B460];[.C460];[.E460];[.H460];[.$L$453]) * IF([.$K$453] = &quot;level&quot;; [.A460]; 1)" office:value-type="float" office:value="314.285714285714">
            <text:p>314.2857</text:p>
          </table:table-cell>
          <table:table-cell table:style-name="ce45" table:formula="of:=IF([.$K$453]=1; [.$K460]*60; [.$K460]/60)" office:value-type="float" office:value="5.23809523809524">
            <text:p>5.2381</text:p>
          </table:table-cell>
          <table:table-cell table:style-name="ce49" table:formula="of:=IF([.$K$453]=1; [.$K460]*60*60; [.$K460]/60/60)" office:value-type="float" office:value="0.0873015873015873">
            <text:p>0.0873</text:p>
          </table:table-cell>
          <table:table-cell table:style-name="ce49" table:formula="of:=IF([.$K$453]=1; [.$K460]*60*60*24; [.$K460]/60/60/24)" office:value-type="float" office:value="0.00363756613756614">
            <text:p>0.0036</text:p>
          </table:table-cell>
          <table:table-cell table:formula="of:=[.K460]/[.K459]" office:value-type="float" office:value="1">
            <text:p>1</text:p>
          </table:table-cell>
          <table:table-cell table:number-columns-repeated="1009"/>
        </table:table-row>
        <table:table-row table:style-name="ro1">
          <table:table-cell table:style-name="ce10" office:value-type="string">
            <text:p>8</text:p>
          </table:table-cell>
          <table:table-cell table:formula="of:=[.$B$453]" office:value-type="float" office:value="94285.7142857143">
            <text:p>94285.71</text:p>
          </table:table-cell>
          <table:table-cell table:style-name="ce27" table:formula="of:=SFLINEAR([.$A461]; [.$C$453]; [.$D$453])" office:value-type="float" office:value="0">
            <text:p>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5" table:formula="of:=SFJOIN([.B461];[.C461];[.E461];[.H461];[.$L$453]) * IF([.$K$453] = &quot;level&quot;; [.A461]; 1)" office:value-type="float" office:value="314.285714285714">
            <text:p>314.2857</text:p>
          </table:table-cell>
          <table:table-cell table:style-name="ce45" table:formula="of:=IF([.$K$453]=1; [.$K461]*60; [.$K461]/60)" office:value-type="float" office:value="5.23809523809524">
            <text:p>5.2381</text:p>
          </table:table-cell>
          <table:table-cell table:style-name="ce49" table:formula="of:=IF([.$K$453]=1; [.$K461]*60*60; [.$K461]/60/60)" office:value-type="float" office:value="0.0873015873015873">
            <text:p>0.0873</text:p>
          </table:table-cell>
          <table:table-cell table:style-name="ce49" table:formula="of:=IF([.$K$453]=1; [.$K461]*60*60*24; [.$K461]/60/60/24)" office:value-type="float" office:value="0.00363756613756614">
            <text:p>0.0036</text:p>
          </table:table-cell>
          <table:table-cell table:formula="of:=[.K461]/[.K460]" office:value-type="float" office:value="1">
            <text:p>1</text:p>
          </table:table-cell>
          <table:table-cell table:number-columns-repeated="1009"/>
        </table:table-row>
        <table:table-row table:style-name="ro1">
          <table:table-cell table:style-name="ce10" office:value-type="string">
            <text:p>9</text:p>
          </table:table-cell>
          <table:table-cell table:formula="of:=[.$B$453]" office:value-type="float" office:value="94285.7142857143">
            <text:p>94285.71</text:p>
          </table:table-cell>
          <table:table-cell table:style-name="ce27" table:formula="of:=SFLINEAR([.$A462]; [.$C$453]; [.$D$453])" office:value-type="float" office:value="0">
            <text:p>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5" table:formula="of:=SFJOIN([.B462];[.C462];[.E462];[.H462];[.$L$453]) * IF([.$K$453] = &quot;level&quot;; [.A462]; 1)" office:value-type="float" office:value="314.285714285714">
            <text:p>314.2857</text:p>
          </table:table-cell>
          <table:table-cell table:style-name="ce45" table:formula="of:=IF([.$K$453]=1; [.$K462]*60; [.$K462]/60)" office:value-type="float" office:value="5.23809523809524">
            <text:p>5.2381</text:p>
          </table:table-cell>
          <table:table-cell table:style-name="ce49" table:formula="of:=IF([.$K$453]=1; [.$K462]*60*60; [.$K462]/60/60)" office:value-type="float" office:value="0.0873015873015873">
            <text:p>0.0873</text:p>
          </table:table-cell>
          <table:table-cell table:style-name="ce49" table:formula="of:=IF([.$K$453]=1; [.$K462]*60*60*24; [.$K462]/60/60/24)" office:value-type="float" office:value="0.00363756613756614">
            <text:p>0.0036</text:p>
          </table:table-cell>
          <table:table-cell table:formula="of:=[.K462]/[.K461]" office:value-type="float" office:value="1">
            <text:p>1</text:p>
          </table:table-cell>
          <table:table-cell table:number-columns-repeated="1009"/>
        </table:table-row>
        <table:table-row table:style-name="ro1">
          <table:table-cell table:style-name="ce10" office:value-type="string">
            <text:p>10</text:p>
          </table:table-cell>
          <table:table-cell table:formula="of:=[.$B$453]" office:value-type="float" office:value="94285.7142857143">
            <text:p>94285.71</text:p>
          </table:table-cell>
          <table:table-cell table:style-name="ce27" table:formula="of:=SFLINEAR([.$A463]; [.$C$453]; [.$D$453])" office:value-type="float" office:value="0">
            <text:p>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5" table:formula="of:=SFJOIN([.B463];[.C463];[.E463];[.H463];[.$L$453]) * IF([.$K$453] = &quot;level&quot;; [.A463]; 1)" office:value-type="float" office:value="314.285714285714">
            <text:p>314.2857</text:p>
          </table:table-cell>
          <table:table-cell table:style-name="ce45" table:formula="of:=IF([.$K$453]=1; [.$K463]*60; [.$K463]/60)" office:value-type="float" office:value="5.23809523809524">
            <text:p>5.2381</text:p>
          </table:table-cell>
          <table:table-cell table:style-name="ce49" table:formula="of:=IF([.$K$453]=1; [.$K463]*60*60; [.$K463]/60/60)" office:value-type="float" office:value="0.0873015873015873">
            <text:p>0.0873</text:p>
          </table:table-cell>
          <table:table-cell table:style-name="ce49" table:formula="of:=IF([.$K$453]=1; [.$K463]*60*60*24; [.$K463]/60/60/24)" office:value-type="float" office:value="0.00363756613756614">
            <text:p>0.0036</text:p>
          </table:table-cell>
          <table:table-cell table:formula="of:=[.K463]/[.K462]"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45]; [.B450];[.F450])">
            <text:p/>
          </table:table-cell>
          <table:table-cell table:style-name="ce20">
            <text:p/>
          </table:table-cell>
          <table:table-cell table:style-name="ce20">
            <text:p/>
          </table:table-cell>
          <table:table-cell table:style-name="ce20">
            <text:p/>
          </table:table-cell>
          <table:table-cell table:style-name="ce20">
            <text:p/>
          </table:table-cell>
          <table:table-cell table:style-name="ce35">
            <text:p/>
          </table:table-cell>
          <table:table-cell table:style-name="ce20">
            <text:p/>
          </table:table-cell>
          <table:table-cell table:style-name="ce35">
            <text:p/>
          </table:table-cell>
          <table:table-cell table:style-name="ce43">
            <text:p/>
          </table:table-cell>
          <table:table-cell table:style-name="ce44">
            <text:p/>
          </table:table-cell>
          <table:table-cell table:style-name="ce20">
            <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66]">
            <text:p/>
          </table:table-cell>
          <table:table-cell table:style-name="ce27" table:formula="of:=SFLINEAR([.$A467]; [.$C$466]; [.$D$466])" office:value-type="float" office:value="0">
            <text:p>0.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5" table:formula="of:=SFJOIN([.B467];[.C467];[.E467];[.H467];[.$L$466]) * IF([.$K$466] = &quot;level&quot;; [.A467]; 1)" office:value-type="float" office:value="0">
            <text:p>0.0000</text:p>
          </table:table-cell>
          <table:table-cell table:style-name="ce45" table:formula="of:=IF([.$K$466]=1; [.$K467]*60; [.$K467]/60)" office:value-type="float" office:value="0">
            <text:p>0.0000</text:p>
          </table:table-cell>
          <table:table-cell table:style-name="ce49" table:formula="of:=IF([.$K$466]=1; [.$K467]*60*60; [.$K467]/60/60)" office:value-type="float" office:value="0">
            <text:p>0.0000</text:p>
          </table:table-cell>
          <table:table-cell table:style-name="ce49" table:formula="of:=IF([.$K$466]=1; [.$K467]*60*60*24; [.$K467]/60/60/24)" office:value-type="float" office:value="0">
            <text:p>0.0000</text:p>
          </table:table-cell>
          <table:table-cell table:number-columns-repeated="1010"/>
        </table:table-row>
        <table:table-row table:style-name="ro1">
          <table:table-cell table:style-name="ce10" office:value-type="string">
            <text:p>2</text:p>
          </table:table-cell>
          <table:table-cell table:formula="of:=[.$B$466]">
            <text:p/>
          </table:table-cell>
          <table:table-cell table:style-name="ce27" table:formula="of:=SFLINEAR([.$A468]; [.$C$466]; [.$D$466])" office:value-type="float" office:value="0">
            <text:p>0.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5" table:formula="of:=SFJOIN([.B468];[.C468];[.E468];[.H468];[.$L$466]) * IF([.$K$466] = &quot;level&quot;; [.A468]; 1)" office:value-type="float" office:value="0">
            <text:p>0.0000</text:p>
          </table:table-cell>
          <table:table-cell table:style-name="ce45" table:formula="of:=IF([.$K$466]=1; [.$K468]*60; [.$K468]/60)" office:value-type="float" office:value="0">
            <text:p>0.0000</text:p>
          </table:table-cell>
          <table:table-cell table:style-name="ce49" table:formula="of:=IF([.$K$466]=1; [.$K468]*60*60; [.$K468]/60/60)" office:value-type="float" office:value="0">
            <text:p>0.0000</text:p>
          </table:table-cell>
          <table:table-cell table:style-name="ce49" table:formula="of:=IF([.$K$466]=1; [.$K468]*60*60*24; [.$K468]/60/60/24)" office:value-type="float" office:value="0">
            <text:p>0.0000</text:p>
          </table:table-cell>
          <table:table-cell table:formula="of:=[.K468]/[.K467]" office:value-type="float" office:value="0">
            <text:p>#DIV/0!</text:p>
          </table:table-cell>
          <table:table-cell table:number-columns-repeated="1009"/>
        </table:table-row>
        <table:table-row table:style-name="ro1">
          <table:table-cell table:style-name="ce10" office:value-type="string">
            <text:p>3</text:p>
          </table:table-cell>
          <table:table-cell table:formula="of:=[.$B$466]">
            <text:p/>
          </table:table-cell>
          <table:table-cell table:style-name="ce27" table:formula="of:=SFLINEAR([.$A469]; [.$C$466]; [.$D$466])" office:value-type="float" office:value="0">
            <text:p>0.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5" table:formula="of:=SFJOIN([.B469];[.C469];[.E469];[.H469];[.$L$466]) * IF([.$K$466] = &quot;level&quot;; [.A469]; 1)" office:value-type="float" office:value="0">
            <text:p>0.0000</text:p>
          </table:table-cell>
          <table:table-cell table:style-name="ce45" table:formula="of:=IF([.$K$466]=1; [.$K469]*60; [.$K469]/60)" office:value-type="float" office:value="0">
            <text:p>0.0000</text:p>
          </table:table-cell>
          <table:table-cell table:style-name="ce49" table:formula="of:=IF([.$K$466]=1; [.$K469]*60*60; [.$K469]/60/60)" office:value-type="float" office:value="0">
            <text:p>0.0000</text:p>
          </table:table-cell>
          <table:table-cell table:style-name="ce49" table:formula="of:=IF([.$K$466]=1; [.$K469]*60*60*24; [.$K469]/60/60/24)" office:value-type="float" office:value="0">
            <text:p>0.0000</text:p>
          </table:table-cell>
          <table:table-cell table:formula="of:=[.K469]/[.K468]" office:value-type="float" office:value="0">
            <text:p>#DIV/0!</text:p>
          </table:table-cell>
          <table:table-cell table:number-columns-repeated="1009"/>
        </table:table-row>
        <table:table-row table:style-name="ro1">
          <table:table-cell table:style-name="ce10" office:value-type="string">
            <text:p>4</text:p>
          </table:table-cell>
          <table:table-cell table:formula="of:=[.$B$466]">
            <text:p/>
          </table:table-cell>
          <table:table-cell table:style-name="ce27" table:formula="of:=SFLINEAR([.$A470]; [.$C$466]; [.$D$466])" office:value-type="float" office:value="0">
            <text:p>0.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5" table:formula="of:=SFJOIN([.B470];[.C470];[.E470];[.H470];[.$L$466]) * IF([.$K$466] = &quot;level&quot;; [.A470]; 1)" office:value-type="float" office:value="0">
            <text:p>0.0000</text:p>
          </table:table-cell>
          <table:table-cell table:style-name="ce45" table:formula="of:=IF([.$K$466]=1; [.$K470]*60; [.$K470]/60)" office:value-type="float" office:value="0">
            <text:p>0.0000</text:p>
          </table:table-cell>
          <table:table-cell table:style-name="ce49" table:formula="of:=IF([.$K$466]=1; [.$K470]*60*60; [.$K470]/60/60)" office:value-type="float" office:value="0">
            <text:p>0.0000</text:p>
          </table:table-cell>
          <table:table-cell table:style-name="ce49" table:formula="of:=IF([.$K$466]=1; [.$K470]*60*60*24; [.$K470]/60/60/24)" office:value-type="float" office:value="0">
            <text:p>0.0000</text:p>
          </table:table-cell>
          <table:table-cell table:formula="of:=[.K470]/[.K469]" office:value-type="float" office:value="0">
            <text:p>#DIV/0!</text:p>
          </table:table-cell>
          <table:table-cell table:number-columns-repeated="1009"/>
        </table:table-row>
        <table:table-row table:style-name="ro1">
          <table:table-cell table:style-name="ce10" office:value-type="string">
            <text:p>5</text:p>
          </table:table-cell>
          <table:table-cell table:formula="of:=[.$B$466]">
            <text:p/>
          </table:table-cell>
          <table:table-cell table:style-name="ce27" table:formula="of:=SFLINEAR([.$A471]; [.$C$466]; [.$D$466])" office:value-type="float" office:value="0">
            <text:p>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5" table:formula="of:=SFJOIN([.B471];[.C471];[.E471];[.H471];[.$L$466]) * IF([.$K$466] = &quot;level&quot;; [.A471]; 1)" office:value-type="float" office:value="0">
            <text:p>0.0000</text:p>
          </table:table-cell>
          <table:table-cell table:style-name="ce45" table:formula="of:=IF([.$K$466]=1; [.$K471]*60; [.$K471]/60)" office:value-type="float" office:value="0">
            <text:p>0.0000</text:p>
          </table:table-cell>
          <table:table-cell table:style-name="ce49" table:formula="of:=IF([.$K$466]=1; [.$K471]*60*60; [.$K471]/60/60)" office:value-type="float" office:value="0">
            <text:p>0.0000</text:p>
          </table:table-cell>
          <table:table-cell table:style-name="ce49" table:formula="of:=IF([.$K$466]=1; [.$K471]*60*60*24; [.$K471]/60/60/24)" office:value-type="float" office:value="0">
            <text:p>0.0000</text:p>
          </table:table-cell>
          <table:table-cell table:formula="of:=[.K471]/[.K470]" office:value-type="float" office:value="0">
            <text:p>#DIV/0!</text:p>
          </table:table-cell>
          <table:table-cell table:number-columns-repeated="1009"/>
        </table:table-row>
        <table:table-row table:style-name="ro1">
          <table:table-cell table:style-name="ce10" office:value-type="string">
            <text:p>6</text:p>
          </table:table-cell>
          <table:table-cell table:formula="of:=[.$B$466]">
            <text:p/>
          </table:table-cell>
          <table:table-cell table:style-name="ce27" table:formula="of:=SFLINEAR([.$A472]; [.$C$466]; [.$D$466])" office:value-type="float" office:value="0">
            <text:p>0.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5" table:formula="of:=SFJOIN([.B472];[.C472];[.E472];[.H472];[.$L$466]) * IF([.$K$466] = &quot;level&quot;; [.A472]; 1)" office:value-type="float" office:value="0">
            <text:p>0.0000</text:p>
          </table:table-cell>
          <table:table-cell table:style-name="ce45" table:formula="of:=IF([.$K$466]=1; [.$K472]*60; [.$K472]/60)" office:value-type="float" office:value="0">
            <text:p>0.0000</text:p>
          </table:table-cell>
          <table:table-cell table:style-name="ce49" table:formula="of:=IF([.$K$466]=1; [.$K472]*60*60; [.$K472]/60/60)" office:value-type="float" office:value="0">
            <text:p>0.0000</text:p>
          </table:table-cell>
          <table:table-cell table:style-name="ce49" table:formula="of:=IF([.$K$466]=1; [.$K472]*60*60*24; [.$K472]/60/60/24)" office:value-type="float" office:value="0">
            <text:p>0.0000</text:p>
          </table:table-cell>
          <table:table-cell table:formula="of:=[.K472]/[.K471]" office:value-type="float" office:value="0">
            <text:p>#DIV/0!</text:p>
          </table:table-cell>
          <table:table-cell table:number-columns-repeated="1009"/>
        </table:table-row>
        <table:table-row table:style-name="ro1">
          <table:table-cell table:style-name="ce10" office:value-type="string">
            <text:p>7</text:p>
          </table:table-cell>
          <table:table-cell table:formula="of:=[.$B$466]">
            <text:p/>
          </table:table-cell>
          <table:table-cell table:style-name="ce27" table:formula="of:=SFLINEAR([.$A473]; [.$C$466]; [.$D$466])" office:value-type="float" office:value="0">
            <text:p>0.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5" table:formula="of:=SFJOIN([.B473];[.C473];[.E473];[.H473];[.$L$466]) * IF([.$K$466] = &quot;level&quot;; [.A473]; 1)" office:value-type="float" office:value="0">
            <text:p>0.0000</text:p>
          </table:table-cell>
          <table:table-cell table:style-name="ce45" table:formula="of:=IF([.$K$466]=1; [.$K473]*60; [.$K473]/60)" office:value-type="float" office:value="0">
            <text:p>0.0000</text:p>
          </table:table-cell>
          <table:table-cell table:style-name="ce49" table:formula="of:=IF([.$K$466]=1; [.$K473]*60*60; [.$K473]/60/60)" office:value-type="float" office:value="0">
            <text:p>0.0000</text:p>
          </table:table-cell>
          <table:table-cell table:style-name="ce49" table:formula="of:=IF([.$K$466]=1; [.$K473]*60*60*24; [.$K473]/60/60/24)" office:value-type="float" office:value="0">
            <text:p>0.0000</text:p>
          </table:table-cell>
          <table:table-cell table:formula="of:=[.K473]/[.K472]" office:value-type="float" office:value="0">
            <text:p>#DIV/0!</text:p>
          </table:table-cell>
          <table:table-cell table:number-columns-repeated="1009"/>
        </table:table-row>
        <table:table-row table:style-name="ro1">
          <table:table-cell table:style-name="ce10" office:value-type="string">
            <text:p>8</text:p>
          </table:table-cell>
          <table:table-cell table:formula="of:=[.$B$466]">
            <text:p/>
          </table:table-cell>
          <table:table-cell table:style-name="ce27" table:formula="of:=SFLINEAR([.$A474]; [.$C$466]; [.$D$466])" office:value-type="float" office:value="0">
            <text:p>0.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5" table:formula="of:=SFJOIN([.B474];[.C474];[.E474];[.H474];[.$L$466]) * IF([.$K$466] = &quot;level&quot;; [.A474]; 1)" office:value-type="float" office:value="0">
            <text:p>0.0000</text:p>
          </table:table-cell>
          <table:table-cell table:style-name="ce45" table:formula="of:=IF([.$K$466]=1; [.$K474]*60; [.$K474]/60)" office:value-type="float" office:value="0">
            <text:p>0.0000</text:p>
          </table:table-cell>
          <table:table-cell table:style-name="ce49" table:formula="of:=IF([.$K$466]=1; [.$K474]*60*60; [.$K474]/60/60)" office:value-type="float" office:value="0">
            <text:p>0.0000</text:p>
          </table:table-cell>
          <table:table-cell table:style-name="ce49" table:formula="of:=IF([.$K$466]=1; [.$K474]*60*60*24; [.$K474]/60/60/24)" office:value-type="float" office:value="0">
            <text:p>0.0000</text:p>
          </table:table-cell>
          <table:table-cell table:formula="of:=[.K474]/[.K473]" office:value-type="float" office:value="0">
            <text:p>#DIV/0!</text:p>
          </table:table-cell>
          <table:table-cell table:number-columns-repeated="1009"/>
        </table:table-row>
        <table:table-row table:style-name="ro1">
          <table:table-cell table:style-name="ce10" office:value-type="string">
            <text:p>9</text:p>
          </table:table-cell>
          <table:table-cell table:formula="of:=[.$B$466]">
            <text:p/>
          </table:table-cell>
          <table:table-cell table:style-name="ce27" table:formula="of:=SFLINEAR([.$A475]; [.$C$466]; [.$D$466])" office:value-type="float" office:value="0">
            <text:p>0.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5" table:formula="of:=SFJOIN([.B475];[.C475];[.E475];[.H475];[.$L$466]) * IF([.$K$466] = &quot;level&quot;; [.A475]; 1)" office:value-type="float" office:value="0">
            <text:p>0.0000</text:p>
          </table:table-cell>
          <table:table-cell table:style-name="ce45" table:formula="of:=IF([.$K$466]=1; [.$K475]*60; [.$K475]/60)" office:value-type="float" office:value="0">
            <text:p>0.0000</text:p>
          </table:table-cell>
          <table:table-cell table:style-name="ce49" table:formula="of:=IF([.$K$466]=1; [.$K475]*60*60; [.$K475]/60/60)" office:value-type="float" office:value="0">
            <text:p>0.0000</text:p>
          </table:table-cell>
          <table:table-cell table:style-name="ce49" table:formula="of:=IF([.$K$466]=1; [.$K475]*60*60*24; [.$K475]/60/60/24)" office:value-type="float" office:value="0">
            <text:p>0.0000</text:p>
          </table:table-cell>
          <table:table-cell table:formula="of:=[.K475]/[.K474]" office:value-type="float" office:value="0">
            <text:p>#DIV/0!</text:p>
          </table:table-cell>
          <table:table-cell table:number-columns-repeated="1009"/>
        </table:table-row>
        <table:table-row table:style-name="ro1">
          <table:table-cell table:style-name="ce10" office:value-type="string">
            <text:p>10</text:p>
          </table:table-cell>
          <table:table-cell table:formula="of:=[.$B$466]">
            <text:p/>
          </table:table-cell>
          <table:table-cell table:style-name="ce27" table:formula="of:=SFLINEAR([.$A476]; [.$C$466]; [.$D$466])" office:value-type="float" office:value="0">
            <text:p>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5" table:formula="of:=SFJOIN([.B476];[.C476];[.E476];[.H476];[.$L$466]) * IF([.$K$466] = &quot;level&quot;; [.A476]; 1)" office:value-type="float" office:value="0">
            <text:p>0.0000</text:p>
          </table:table-cell>
          <table:table-cell table:style-name="ce45" table:formula="of:=IF([.$K$466]=1; [.$K476]*60; [.$K476]/60)" office:value-type="float" office:value="0">
            <text:p>0.0000</text:p>
          </table:table-cell>
          <table:table-cell table:style-name="ce49" table:formula="of:=IF([.$K$466]=1; [.$K476]*60*60; [.$K476]/60/60)" office:value-type="float" office:value="0">
            <text:p>0.0000</text:p>
          </table:table-cell>
          <table:table-cell table:style-name="ce49" table:formula="of:=IF([.$K$466]=1; [.$K476]*60*60*24; [.$K476]/60/60/24)" office:value-type="float" office:value="0">
            <text:p>0.0000</text:p>
          </table:table-cell>
          <table:table-cell table:formula="of:=[.K476]/[.K475]"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7"/>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5" table:number-columns-spanned="3" table:number-rows-spanned="1">
            <text:p>0.5</text:p>
          </table:table-cell>
          <table:covered-table-cell table:style-name="ce79"/>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69"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69" table:formula="of:=([.C58]*VLOOKUP([.$B58];[.$A$2:.$N33];11;0)+[.E58]*[.H58]*VLOOKUP([.$B58];[.$A$2:.$N33];12;0))*(1 + ([.D58]-[Variables.$B$7])*VLOOKUP([.$B58];[.$A$2:.$O33];13;0)/100)" office:value-type="float" office:value="1367.1">
            <text:p>1367.1</text:p>
          </table:table-cell>
          <table:table-cell table:style-name="ce69" table:formula="of:=VLOOKUP([.$B58];[.$A$2:.$H30];2;0)*[.$Q58]" office:value-type="float" office:value="4101.3">
            <text:p>4101.3</text:p>
          </table:table-cell>
          <table:table-cell table:style-name="ce69" table:formula="of:=VLOOKUP([.$B58];[.$A$2:.$H30];4;0)*[.$Q58]" office:value-type="float" office:value="6151.95">
            <text:p>6151.95</text:p>
          </table:table-cell>
          <table:table-cell table:style-name="ce69"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9]*VLOOKUP([.$B59];[.$A$2:.$N33];11;0)+[.E59]*[.H59]*VLOOKUP([.$B59];[.$A$2:.$N33];12;0))*(1 + ([.D59]-[Variables.$B$7])*VLOOKUP([.$B59];[.$A$2:.$O33];13;0)/100)" office:value-type="float" office:value="700">
            <text:p>700</text:p>
          </table:table-cell>
          <table:table-cell table:style-name="ce69" table:formula="of:=VLOOKUP([.$B59];[.$A$2:.$H30];2;0)*[.$Q59]" office:value-type="float" office:value="4900">
            <text:p>4900</text:p>
          </table:table-cell>
          <table:table-cell table:style-name="ce69" table:formula="of:=VLOOKUP([.$B59];[.$A$2:.$H30];4;0)*[.$Q59]" office:value-type="float" office:value="7000">
            <text:p>7000</text:p>
          </table:table-cell>
          <table:table-cell table:style-name="ce69"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69" table:formula="of:=([.C60]*VLOOKUP([.$B60];[.$A$2:.$N34];11;0)+[.E60]*[.H60]*VLOOKUP([.$B60];[.$A$2:.$N34];12;0))*(1 + ([.D60]-[Variables.$B$7])*VLOOKUP([.$B60];[.$A$2:.$O34];13;0)/100)" office:value-type="float" office:value="900">
            <text:p>900</text:p>
          </table:table-cell>
          <table:table-cell table:style-name="ce69" table:formula="of:=VLOOKUP([.$B60];[.$A$2:.$H31];2;0)*[.$Q60]" office:value-type="float" office:value="6300">
            <text:p>6300</text:p>
          </table:table-cell>
          <table:table-cell table:style-name="ce69" table:formula="of:=VLOOKUP([.$B60];[.$A$2:.$H31];4;0)*[.$Q60]" office:value-type="float" office:value="9000">
            <text:p>9000</text:p>
          </table:table-cell>
          <table:table-cell table:style-name="ce69"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2]/[.$Z$61]" office:value-type="float" office:value="307.5">
            <text:p>307.5</text:p>
          </table:table-cell>
          <table:table-cell table:style-name="ce69" table:formula="of:=[.R62]/[.$Z$61]" office:value-type="float" office:value="768.75">
            <text:p>768.75</text:p>
          </table:table-cell>
          <table:table-cell table:style-name="ce69" table:formula="of:=[.S62]/[.$Z$61]" office:value-type="float" office:value="1076.25">
            <text:p>1076.25</text:p>
          </table:table-cell>
          <table:table-cell table:style-name="ce69"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5];11;0)+[.E62]*[.H62]*VLOOKUP([.$B62];[.$A$2:.$N35];12;0))*(1 + ([.D62]-[Variables.$B$7])*VLOOKUP([.$B62];[.$A$2:.$O35];13;0)/100)" office:value-type="float" office:value="1537.5">
            <text:p>1537.5</text:p>
          </table:table-cell>
          <table:table-cell table:style-name="ce69" table:formula="of:=VLOOKUP([.$B62];[.$A$2:.$H50];2;0)*[.$Q62]" office:value-type="float" office:value="3843.75">
            <text:p>3843.75</text:p>
          </table:table-cell>
          <table:table-cell table:style-name="ce69" table:formula="of:=VLOOKUP([.$B62];[.$A$2:.$H50];4;0)*[.$Q62]" office:value-type="float" office:value="5381.25">
            <text:p>5381.25</text:p>
          </table:table-cell>
          <table:table-cell table:style-name="ce69"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7" office:value-type="string">
            <text:p>Cyrix</text:p>
          </table:table-cell>
          <table:table-cell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69" table:formula="of:=([.C63]*VLOOKUP([.$B63];[.$A$2:.$N36];11;0)+[.E63]*[.H63]*VLOOKUP([.$B63];[.$A$2:.$N36];12;0))*(1 + ([.D63]-[Variables.$B$7])*VLOOKUP([.$B63];[.$A$2:.$O36];13;0)/100)" office:value-type="float" office:value="2245.46">
            <text:p>2245.46</text:p>
          </table:table-cell>
          <table:table-cell table:style-name="ce69" table:formula="of:=VLOOKUP([.$B63];[.$A$2:.$H51];2;0)*[.$Q63]" office:value-type="float" office:value="5838.196">
            <text:p>5838.2</text:p>
          </table:table-cell>
          <table:table-cell table:style-name="ce69" table:formula="of:=VLOOKUP([.$B63];[.$A$2:.$H51];4;0)*[.$Q63]" office:value-type="float" office:value="8083.656">
            <text:p>8083.66</text:p>
          </table:table-cell>
          <table:table-cell table:style-name="ce69"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7" office:value-type="string">
            <text:p>Rhyno</text:p>
          </table:table-cell>
          <table:table-cell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69" table:formula="of:=([.C64]*VLOOKUP([.$B64];[.$A$2:.$N37];11;0)+[.E64]*[.H64]*VLOOKUP([.$B64];[.$A$2:.$N37];12;0))*(1 + ([.D64]-[Variables.$B$7])*VLOOKUP([.$B64];[.$A$2:.$O37];13;0)/100)" office:value-type="float" office:value="6916">
            <text:p>6916</text:p>
          </table:table-cell>
          <table:table-cell table:style-name="ce69" table:formula="of:=VLOOKUP([.$B64];[.$A$2:.$H52];2;0)*[.$Q64]" office:value-type="float" office:value="20748">
            <text:p>20748</text:p>
          </table:table-cell>
          <table:table-cell table:style-name="ce69" table:formula="of:=VLOOKUP([.$B64];[.$A$2:.$H52];4;0)*[.$Q64]" office:value-type="float" office:value="31122">
            <text:p>31122</text:p>
          </table:table-cell>
          <table:table-cell table:style-name="ce69"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7" office:value-type="string">
            <text:p>Rhyno Gun1</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8];11;0)+[.E65]*[.H65]*VLOOKUP([.$B65];[.$A$2:.$N38];12;0))*(1 + ([.D65]-[Variables.$B$7])*VLOOKUP([.$B65];[.$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39];11;0)+[.E66]*[.H66]*VLOOKUP([.$B66];[.$A$2:.$N39];12;0))*(1 + ([.D66]-[Variables.$B$7])*VLOOKUP([.$B66];[.$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69" table:formula="of:=([.C67]*VLOOKUP([.$B67];[.$A$2:.$N40];11;0)+[.E67]*[.H67]*VLOOKUP([.$B67];[.$A$2:.$N40];12;0))*(1 + ([.D67]-[Variables.$B$7])*VLOOKUP([.$B67];[.$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1];11;0)+[.E68]*[.H68]*VLOOKUP([.$B68];[.$A$2:.$N41];12;0))*(1 + ([.D68]-[Variables.$B$7])*VLOOKUP([.$B68];[.$A$2:.$O41];13;0)/100)" office:value-type="float" office:value="3731.2">
            <text:p>3731.2</text:p>
          </table:table-cell>
          <table:table-cell table:style-name="ce69" table:formula="of:=VLOOKUP([.$B68];[.$A$2:.$H53];2;0)*[.$Q68]" office:value-type="float" office:value="9701.12">
            <text:p>9701.12</text:p>
          </table:table-cell>
          <table:table-cell table:style-name="ce69" table:formula="of:=VLOOKUP([.$B68];[.$A$2:.$H53];4;0)*[.$Q68]" office:value-type="float" office:value="13432.32">
            <text:p>13432.32</text:p>
          </table:table-cell>
          <table:table-cell table:style-name="ce69"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69" table:formula="of:=([.C69]*VLOOKUP([.$B69];[.$A$2:.$N42];11;0)+[.E69]*[.H69]*VLOOKUP([.$B69];[.$A$2:.$N42];12;0))*(1 + ([.D69]-[Variables.$B$7])*VLOOKUP([.$B69];[.$A$2:.$O42];13;0)/100)" office:value-type="float" office:value="3213.82">
            <text:p>3213.82</text:p>
          </table:table-cell>
          <table:table-cell table:style-name="ce69" table:formula="of:=VLOOKUP([.$B69];[.$A$2:.$H54];2;0)*[.$Q69]" office:value-type="float" office:value="8355.932">
            <text:p>8355.93</text:p>
          </table:table-cell>
          <table:table-cell table:style-name="ce69" table:formula="of:=VLOOKUP([.$B69];[.$A$2:.$H54];4;0)*[.$Q69]" office:value-type="float" office:value="11569.752">
            <text:p>11569.75</text:p>
          </table:table-cell>
          <table:table-cell table:style-name="ce69"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3];11;0)+[.E70]*[.H70]*VLOOKUP([.$B70];[.$A$2:.$N43];12;0))*(1 + ([.D70]-[Variables.$B$7])*VLOOKUP([.$B70];[.$A$2:.$O43];13;0)/100)" office:value-type="float" office:value="91">
            <text:p>91</text:p>
          </table:table-cell>
          <table:table-cell table:style-name="ce69" table:formula="of:=VLOOKUP([.$B70];[.$A$2:.$H56];2;0)*[.$Q70]" office:value-type="float" office:value="273">
            <text:p>273</text:p>
          </table:table-cell>
          <table:table-cell table:style-name="ce69" table:formula="of:=VLOOKUP([.$B70];[.$A$2:.$H56];4;0)*[.$Q70]" office:value-type="float" office:value="546">
            <text:p>546</text:p>
          </table:table-cell>
          <table:table-cell table:style-name="ce69"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1]*VLOOKUP([.$B71];[.$A$2:.$N44];11;0)+[.E71]*[.H71]*VLOOKUP([.$B71];[.$A$2:.$N44];12;0))*(1 + ([.D71]-[Variables.$B$7])*VLOOKUP([.$B71];[.$A$2:.$O44];13;0)/100)" office:value-type="float" office:value="234.78">
            <text:p>234.78</text:p>
          </table:table-cell>
          <table:table-cell table:style-name="ce69" table:formula="of:=VLOOKUP([.$B71];[.$A$2:.$H57];2;0)*[.$Q71]" office:value-type="float" office:value="563.472">
            <text:p>563.47</text:p>
          </table:table-cell>
          <table:table-cell table:style-name="ce69" table:formula="of:=VLOOKUP([.$B71];[.$A$2:.$H57];4;0)*[.$Q71]" office:value-type="float" office:value="1126.944">
            <text:p>1126.94</text:p>
          </table:table-cell>
          <table:table-cell table:style-name="ce69"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4"/>
          <table:table-cell table:style-name="ce56"/>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2]*VLOOKUP([.$B72];[.$A$2:.$N45];11;0)+[.E73]*[.H73]*VLOOKUP([.$B72];[.$A$2:.$N45];12;0))*(1 + ([.D72]-[Variables.$B$7])*VLOOKUP([.$B72];[.$A$2:.$O45];13;0)/100)" office:value-type="float" office:value="391.53">
            <text:p>391.53</text:p>
          </table:table-cell>
          <table:table-cell table:style-name="ce69" table:formula="of:=VLOOKUP([.$B72];[.$A$2:.$H59];2;0)*[.$Q72]" office:value-type="float" office:value="1174.59">
            <text:p>1174.59</text:p>
          </table:table-cell>
          <table:table-cell table:style-name="ce69" table:formula="of:=VLOOKUP([.$B72];[.$A$2:.$H59];4;0)*[.$Q72]" office:value-type="float" office:value="1820.6145">
            <text:p>1820.61</text:p>
          </table:table-cell>
          <table:table-cell table:style-name="ce69"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1"/>
          <table:table-cell/>
          <table:table-cell table:style-name="ce74" table:formula="of:=ROUND([.E81]/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6:.E77])" office:value-type="float" office:value="120">
            <text:p>120</text:p>
          </table:table-cell>
          <table:table-cell table:style-name="ce74"/>
          <table:table-cell table:style-name="ce56"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5]*VLOOKUP([.$B75];[.$A$2:.$N46];11;0)+[.E75]*[.H75]*VLOOKUP([.$B75];[.$A$2:.$N46];12;0))*(1 + ([.D75]-[Variables.$B$7])*VLOOKUP([.$B75];[.$A$2:.$O46];13;0)/100)" office:value-type="float" office:value="786.84">
            <text:p>786.84</text:p>
          </table:table-cell>
          <table:table-cell table:style-name="ce69" table:formula="of:=VLOOKUP([.$B75];[.$A$2:.$H62];2;0)*[.$Q75]" office:value-type="float" office:value="2360.52">
            <text:p>2360.52</text:p>
          </table:table-cell>
          <table:table-cell table:style-name="ce69" table:formula="of:=VLOOKUP([.$B75];[.$A$2:.$H62];4;0)*[.$Q75]" office:value-type="float" office:value="3540.78">
            <text:p>3540.78</text:p>
          </table:table-cell>
          <table:table-cell table:style-name="ce69"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1" table:formula="of:=[.C76]" office:value-type="float" office:value="900">
            <text:p>900</text:p>
          </table:table-cell>
          <table:table-cell table:formula="of:=[.D76]"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1" table:formula="of:=[.C64]*1.25" office:value-type="float" office:value="26875">
            <text:p>26875</text:p>
          </table:table-cell>
          <table:table-cell office:value-type="float" office:value="7">
            <text:p>7</text:p>
          </table:table-cell>
          <table:table-cell table:style-name="ce74" table:formula="of:=AVERAGE([.E79:.E80])" office:value-type="float" office:value="262.5">
            <text:p>262.5</text:p>
          </table:table-cell>
          <table:table-cell table:style-name="ce74"/>
          <table:table-cell table:style-name="ce74"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8]*VLOOKUP([.$B78];[.$A$2:.$N47];11;0)+[.E78]*[.H78]*VLOOKUP([.$B78];[.$A$2:.$N47];12;0))*(1 + ([.D79]-[Variables.$B$7])*VLOOKUP([.$B78];[.$A$2:.$O47];13;0)/100)" office:value-type="float" office:value="3244.125">
            <text:p>3244.13</text:p>
          </table:table-cell>
          <table:table-cell table:style-name="ce69" table:formula="of:=VLOOKUP([.$B78];[.$A$2:.$H63];2;0)*[.$Q78]" office:value-type="float" office:value="9732.375">
            <text:p>9732.38</text:p>
          </table:table-cell>
          <table:table-cell table:style-name="ce69" table:formula="of:=VLOOKUP([.$B78];[.$A$2:.$H63];4;0)*[.$Q78]" office:value-type="float" office:value="14598.5625">
            <text:p>14598.56</text:p>
          </table:table-cell>
          <table:table-cell table:style-name="ce69"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1" table:formula="of:=[.C78]" office:value-type="float" office:value="26875">
            <text:p>26875</text:p>
          </table:table-cell>
          <table:table-cell/>
          <table:table-cell table:style-name="ce77" table:formula="of:=[.E65]*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1" table:formula="of:=[.C79]" office:value-type="float" office:value="26875">
            <text:p>26875</text:p>
          </table:table-cell>
          <table:table-cell/>
          <table:table-cell table:style-name="ce74" table:formula="of:=[.E67]*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1" table:formula="of:=[.C62]*1.25" office:value-type="float" office:value="2812.5">
            <text:p>2812.5</text:p>
          </table:table-cell>
          <table:table-cell table:formula="of:=[.D62]+1" office:value-type="float" office:value="11">
            <text:p>11</text:p>
          </table:table-cell>
          <table:table-cell table:style-name="ce74" table:formula="of:=[.E62]*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1]*VLOOKUP([.$B81];[.$A$2:.$N48];11;0)+[.E81]*[.H81]*VLOOKUP([.$B81];[.$A$2:.$N48];12;0))*(1 + ([.D81]-[Variables.$B$7])*VLOOKUP([.$B81];[.$A$2:.$O48];13;0)/100)" office:value-type="float" office:value="1534.78125">
            <text:p>1534.78</text:p>
          </table:table-cell>
          <table:table-cell table:style-name="ce69" table:formula="of:=VLOOKUP([.$B81];[.$A$2:.$H64];2;0)*[.$Q81]" office:value-type="float" office:value="3836.953125">
            <text:p>3836.95</text:p>
          </table:table-cell>
          <table:table-cell table:style-name="ce69" table:formula="of:=VLOOKUP([.$B81];[.$A$2:.$H64];4;0)*[.$Q81]" office:value-type="float" office:value="5371.734375">
            <text:p>5371.73</text:p>
          </table:table-cell>
          <table:table-cell table:style-name="ce69"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69"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2]*VLOOKUP([.$B82];[.$A$2:.$N49];11;0)+[.E83]*[.H83]*VLOOKUP([.$B82];[.$A$2:.$N49];12;0))*(1 + ([.D82]-[Variables.$B$7])*VLOOKUP([.$B82];[.$A$2:.$O49];13;0)/100)" office:value-type="float" office:value="2157.5535">
            <text:p>2157.55</text:p>
          </table:table-cell>
          <table:table-cell table:style-name="ce69" table:formula="of:=VLOOKUP([.$B82];[.$A$2:.$H68];2;0)*[.$Q82]" office:value-type="float" office:value="5609.6391">
            <text:p>5609.64</text:p>
          </table:table-cell>
          <table:table-cell table:style-name="ce69" table:formula="of:=VLOOKUP([.$B82];[.$A$2:.$H68];4;0)*[.$Q82]" office:value-type="float" office:value="7767.1926">
            <text:p>7767.19</text:p>
          </table:table-cell>
          <table:table-cell table:style-name="ce69"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69"/>
          <table:table-cell/>
          <table:table-cell table:style-name="ce56" table:formula="of:=[.E63]*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0];11;0)+[.E85]*[.H85]*VLOOKUP([.$B85];[.$A$2:.$N50];12;0))*(1 + ([.D85]-[Variables.$B$7])*VLOOKUP([.$B85];[.$A$2:.$O50];13;0)/100)" office:value-type="float" office:value="1943.4">
            <text:p>1943.4</text:p>
          </table:table-cell>
          <table:table-cell table:style-name="ce69" table:formula="of:=VLOOKUP([.$B85];[.$A$2:.$H69];2;0)*[.$Q85]" office:value-type="float" office:value="2526.42">
            <text:p>2526.42</text:p>
          </table:table-cell>
          <table:table-cell table:style-name="ce69" table:formula="of:=VLOOKUP([.$B85];[.$A$2:.$H69];4;0)*[.$Q85]" office:value-type="float" office:value="5247.18">
            <text:p>5247.18</text:p>
          </table:table-cell>
          <table:table-cell table:style-name="ce69"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1];11;0)+[.E86]*[.H86]*VLOOKUP([.$B86];[.$A$2:.$N51];12;0))*(1 + ([.D86]-[Variables.$B$7])*VLOOKUP([.$B86];[.$A$2:.$O51];13;0)/100)" office:value-type="float" office:value="4450">
            <text:p>4450</text:p>
          </table:table-cell>
          <table:table-cell table:style-name="ce69" table:formula="of:=VLOOKUP([.$B86];[.$A$2:.$H70];2;0)*[.$Q86]" office:value-type="float" office:value="5785">
            <text:p>5785</text:p>
          </table:table-cell>
          <table:table-cell table:style-name="ce69" table:formula="of:=VLOOKUP([.$B86];[.$A$2:.$H70];4;0)*[.$Q86]" office:value-type="float" office:value="12015">
            <text:p>12015</text:p>
          </table:table-cell>
          <table:table-cell table:style-name="ce69"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7]*VLOOKUP([.$B87];[.$A$2:.$N52];11;0)+[.E87]*[.H87]*VLOOKUP([.$B87];[.$A$2:.$N52];12;0))*(1 + ([.D87]-[Variables.$B$7])*VLOOKUP([.$B87];[.$A$2:.$O52];13;0)/100)" office:value-type="float" office:value="4320">
            <text:p>4320</text:p>
          </table:table-cell>
          <table:table-cell table:style-name="ce69" table:formula="of:=VLOOKUP([.$B87];[.$A$2:.$H71];2;0)*[.$Q87]" office:value-type="float" office:value="5616">
            <text:p>5616</text:p>
          </table:table-cell>
          <table:table-cell table:style-name="ce69" table:formula="of:=VLOOKUP([.$B87];[.$A$2:.$H71];4;0)*[.$Q87]" office:value-type="float" office:value="11664">
            <text:p>11664</text:p>
          </table:table-cell>
          <table:table-cell table:style-name="ce69"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69" table:formula="of:=([.C88]*VLOOKUP([.$B88];[.$A$2:.$N53];11;0)+[.E88]*[.H88]*VLOOKUP([.$B88];[.$A$2:.$N53];12;0))*(1 + ([.D88]-[Variables.$B$7])*VLOOKUP([.$B88];[.$A$2:.$O53];13;0)/100)" office:value-type="float" office:value="0">
            <text:p>0</text:p>
          </table:table-cell>
          <table:table-cell table:style-name="ce69" table:formula="of:=VLOOKUP([.$B88];[.$A$2:.$H72];2;0)*[.$Q88]" office:value-type="float" office:value="0">
            <text:p>0</text:p>
          </table:table-cell>
          <table:table-cell table:style-name="ce69" table:formula="of:=VLOOKUP([.$B88];[.$A$2:.$H72];4;0)*[.$Q88]" office:value-type="float" office:value="0">
            <text:p>0</text:p>
          </table:table-cell>
          <table:table-cell table:style-name="ce69"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3]" office:value-type="string" office:string-value="Azure">
            <text:p>Azure</text:p>
          </table:table-cell>
          <table:table-cell table:style-name="ce68" table:formula="of:=[.A93]" office:value-type="string" office:string-value="Scorpion" table:number-columns-spanned="2" table:number-rows-spanned="1">
            <text:p>Scorpion</text:p>
          </table:table-cell>
          <table:covered-table-cell table:style-name="ce60"/>
          <table:table-cell table:style-name="ce75" table:formula="of:=DAMAGETOARMOR([.$A$30:.$C$48]; TBLFIND([.$A$51:.$T$89]; [.$A94]; [.$I$51]); TBLFIND([.$A$51:.$T$89]; [.$B94]; [.$M$51]); TBLFIND([.$A$51:.$T$89]; [.$A94]; [.$E$51]); TBLFIND([.$A$51:.$T$89]; [.$A94]; [.$H$51]))" office:value-type="float" office:value="192">
            <text:p>192</text:p>
          </table:table-cell>
          <table:table-cell table:style-name="ce75" table:formula="of:=TBLFIND([.$A$51:.$Y$90]; [.$B94]; [.$C$51])/[.$D94]" office:value-type="float" office:value="13.0208333333333">
            <text:p>13.02</text:p>
          </table:table-cell>
          <table:table-cell table:style-name="ce60" table:formula="of:=VTBLFIND([.$A94]; [.$A$51:.$T$90]; [.R$51])/VTBLFIND([.$B94]; [.$A$51:.$T$90]; [.R$51])" office:value-type="float" office:value="0.834572356549982">
            <text:p>0.83</text:p>
          </table:table-cell>
          <table:table-cell table:style-name="ce60" table:formula="of:=VTBLFIND([.$A94]; [.$A$51:.$T$90]; [.S$51])/VTBLFIND([.$B94]; [.$A$51:.$T$90]; [.S$51])" office:value-type="float" office:value="0.834572356549982">
            <text:p>0.83</text:p>
          </table:table-cell>
          <table:table-cell table:style-name="ce60" table:formula="of:=VTBLFIND([.$A94]; [.$A$51:.$T$90]; [.T$51])/VTBLFIND([.$B94]; [.$A$51:.$T$90]; [.T$51])" office:value-type="float" office:value="0.834572356549982">
            <text:p>0.83</text:p>
          </table:table-cell>
          <table:table-cell table:style-name="ce75" table:formula="of:=[.D94]/[.D93]" office:value-type="float" office:value="1.37142857142857">
            <text:p>1.37</text:p>
          </table:table-cell>
          <table:table-cell table:style-name="ce75" table:formula="of:=VTBLFIND([.$A94]; [.$A$51:.$T$90]; [.C$51])/VTBLFIND([.$B94]; [.$A$51:.$T$90];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9]; [.$A$97]; [.R$51])" office:value-type="float" office:value="3843.75">
            <text:p>3843.75</text:p>
          </table:table-cell>
          <table:table-cell table:style-name="ce65" table:formula="of:=TBLFIND([.$A$51:.$W$89]; [.$A$97]; [.S$51])" office:value-type="float" office:value="5381.25">
            <text:p>5381.25</text:p>
          </table:table-cell>
          <table:table-cell table:style-name="ce65" table:formula="of:=TBLFIND([.$A$51:.$W$89]; [.$A$97];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2];[Main.$C$3:.$M$3]) * SHOURS(1) / [.$B$97]" office:value-type="float" office:value="0.00257560975609756">
            <text:p>0</text:p>
          </table:table-cell>
          <table:table-cell table:style-name="ce72"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2"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5"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5" table:formula="of:=SUPERFORMULA([.$A102];[Main.$C$16:.$M$16]) * SMONTHS(1) / [.$C$97]" office:value-type="float" office:value="2.89003484320558">
            <text:p>2.89</text:p>
          </table:table-cell>
          <table:table-cell table:style-name="ce65"/>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2"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2"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5"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5" table:formula="of:=SUPERFORMULA([.$A103];[Main.$C$16:.$M$16]) * SMONTHS(1) / [.$C$97]" office:value-type="float" office:value="5.84921228892695">
            <text:p>5.85</text:p>
          </table:table-cell>
          <table:table-cell table:style-name="ce65"/>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2"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2"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5"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5" table:formula="of:=SUPERFORMULA([.$A104];[Main.$C$16:.$M$16]) * SMONTHS(1) / [.$C$97]" office:value-type="float" office:value="11.8466349908682">
            <text:p>11.85</text:p>
          </table:table-cell>
          <table:table-cell table:style-name="ce65"/>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2"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2"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5"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5" table:formula="of:=SUPERFORMULA([.$A105];[Main.$C$16:.$M$16]) * SMONTHS(1) / [.$C$97]" office:value-type="float" office:value="20.9545339865356">
            <text:p>20.95</text:p>
          </table:table-cell>
          <table:table-cell table:style-name="ce65"/>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5"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5"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5"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5" table:formula="of:=SUPERFORMULA([.$A107];[Main.$C$21:.$M$21]) * SMONTHS(1) / [.$C$97]" office:value-type="float" office:value="35.72598920304">
            <text:p>35.73</text:p>
          </table:table-cell>
          <table:table-cell table:style-name="ce65"/>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5"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5"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5"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5" table:formula="of:=SUPERFORMULA([.$A108];[Main.$C$21:.$M$21]) * SMONTHS(1) / [.$C$97]" office:value-type="float" office:value="43.849071489928">
            <text:p>43.85</text:p>
          </table:table-cell>
          <table:table-cell table:style-name="ce65"/>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5"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5"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5"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5" table:formula="of:=SUPERFORMULA([.$A109];[Main.$C$21:.$M$21]) * SMONTHS(1) / [.$C$97]" office:value-type="float" office:value="52.6711683357563">
            <text:p>52.67</text:p>
          </table:table-cell>
          <table:table-cell table:style-name="ce65"/>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5"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5"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5"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5" table:formula="of:=SUPERFORMULA([.$A110];[Main.$C$21:.$M$21]) * SMONTHS(1) / [.$C$97]" office:value-type="float" office:value="62.033513791135">
            <text:p>62.03</text:p>
          </table:table-cell>
          <table:table-cell table:style-name="ce65"/>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2:Main.P445" table:contains-header="false">
          <table:filter>
            <table:filter-or>
              <table:filter-condition table:field-number="0" table:value="T MDH"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7">06/27/2011</text:date>, <text:time>14:3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27T14:33:05</dc:date>
    <dc:creator>Artūras Šlajus</dc:creator>
    <meta:editing-duration>P3DT12H28M32S</meta:editing-duration>
    <meta:editing-cycles>390</meta:editing-cycles>
    <meta:generator>LibreOffice/3.3$Linux LibreOffice_project/330m19$Build-202</meta:generator>
    <meta:document-statistic meta:table-count="5" meta:cell-count="592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